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2.03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75mm"/>
    </style:style>
    <style:style style:name="co10" style:family="table-column">
      <style:table-column-properties fo:break-before="auto" style:column-width="26.99mm"/>
    </style:style>
    <style:style style:name="co11" style:family="table-column">
      <style:table-column-properties fo:break-before="auto" style:column-width="22.77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5.51mm"/>
    </style:style>
    <style:style style:name="co14" style:family="table-column">
      <style:table-column-properties fo:break-before="auto" style:column-width="47.04mm"/>
    </style:style>
    <style:style style:name="co15" style:family="table-column">
      <style:table-column-properties fo:break-before="auto" style:column-width="50.25mm"/>
    </style:style>
    <style:style style:name="co16" style:family="table-column">
      <style:table-column-properties fo:break-before="auto" style:column-width="43.83mm"/>
    </style:style>
    <style:style style:name="co17" style:family="table-column">
      <style:table-column-properties fo:break-before="auto" style:column-width="54.95mm"/>
    </style:style>
    <style:style style:name="co18" style:family="table-column">
      <style:table-column-properties fo:break-before="auto" style:column-width="15.79mm"/>
    </style:style>
    <style:style style:name="co19" style:family="table-column">
      <style:table-column-properties fo:break-before="auto" style:column-width="1.99mm"/>
    </style:style>
    <style:style style:name="co20" style:family="table-column">
      <style:table-column-properties fo:break-before="auto" style:column-width="3.16mm"/>
    </style:style>
    <style:style style:name="co21" style:family="table-column">
      <style:table-column-properties fo:break-before="auto" style:column-width="22.21mm"/>
    </style:style>
    <style:style style:name="co22" style:family="table-column">
      <style:table-column-properties fo:break-before="auto" style:column-width="6.31mm"/>
    </style:style>
    <style:style style:name="co23" style:family="table-column">
      <style:table-column-properties fo:break-before="auto" style:column-width="9.79mm"/>
    </style:style>
    <style:style style:name="co24" style:family="table-column">
      <style:table-column-properties fo:break-before="auto" style:column-width="56.73mm"/>
    </style:style>
    <style:style style:name="co25" style:family="table-column">
      <style:table-column-properties fo:break-before="auto" style:column-width="55.09mm"/>
    </style:style>
    <style:style style:name="co26" style:family="table-column">
      <style:table-column-properties fo:break-before="auto" style:column-width="8.43mm"/>
    </style:style>
    <style:style style:name="co27" style:family="table-column">
      <style:table-column-properties fo:break-before="auto" style:column-width="74.42mm"/>
    </style:style>
    <style:style style:name="co28" style:family="table-column">
      <style:table-column-properties fo:break-before="auto" style:column-width="52.25mm"/>
    </style:style>
    <style:style style:name="co29" style:family="table-column">
      <style:table-column-properties fo:break-before="auto" style:column-width="8.17mm"/>
    </style:style>
    <style:style style:name="co30" style:family="table-column">
      <style:table-column-properties fo:break-before="auto" style:column-width="85.92mm"/>
    </style:style>
    <style:style style:name="co31" style:family="table-column">
      <style:table-column-properties fo:break-before="auto" style:column-width="47.27mm"/>
    </style:style>
    <style:style style:name="co32" style:family="table-column">
      <style:table-column-properties fo:break-before="auto" style:column-width="9.24mm"/>
    </style:style>
    <style:style style:name="co33" style:family="table-column">
      <style:table-column-properties fo:break-before="auto" style:column-width="62.44mm"/>
    </style:style>
    <style:style style:name="co34" style:family="table-column">
      <style:table-column-properties fo:break-before="auto" style:column-width="28.13mm"/>
    </style:style>
    <style:style style:name="co35" style:family="table-column">
      <style:table-column-properties fo:break-before="auto" style:column-width="10.62mm"/>
    </style:style>
    <style:style style:name="co36" style:family="table-column">
      <style:table-column-properties fo:break-before="auto" style:column-width="69.8mm"/>
    </style:style>
    <style:style style:name="co37" style:family="table-column">
      <style:table-column-properties fo:break-before="auto" style:column-width="7.88mm"/>
    </style:style>
    <style:style style:name="co38" style:family="table-column">
      <style:table-column-properties fo:break-before="auto" style:column-width="33.85mm"/>
    </style:style>
    <style:style style:name="co39" style:family="table-column">
      <style:table-column-properties fo:break-before="auto" style:column-width="7.62mm"/>
    </style:style>
    <style:style style:name="co40" style:family="table-column">
      <style:table-column-properties fo:break-before="auto" style:column-width="95.67mm"/>
    </style:style>
    <style:style style:name="co41" style:family="table-column">
      <style:table-column-properties fo:break-before="auto" style:column-width="8.98mm"/>
    </style:style>
    <style:style style:name="co42" style:family="table-column">
      <style:table-column-properties fo:break-before="auto" style:column-width="68.7mm"/>
    </style:style>
    <style:style style:name="co43" style:family="table-column">
      <style:table-column-properties fo:break-before="auto" style:column-width="7.07mm"/>
    </style:style>
    <style:style style:name="co44" style:family="table-column">
      <style:table-column-properties fo:break-before="auto" style:column-width="45.8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10" style:family="table-cell" style:parent-style-name="Default" style:data-style-name="N100">
      <style:table-cell-properties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3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Arapey" fo:font-size="5pt" style:font-size-asian="5pt" style:font-size-complex="5pt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Arapey" fo:font-size="5pt" style:font-size-asian="5pt" style:font-size-complex="5pt"/>
    </style:style>
    <style:style style:name="ce13" style:family="table-cell" style:parent-style-name="Default" style:data-style-name="N100"/>
    <style:style style:name="ce1" style:family="table-cell" style:parent-style-name="Default" style:data-style-name="N100">
      <style:text-properties style:font-name="Liberation Serif"/>
    </style:style>
    <style:style style:name="ce2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5" style:family="table-cell" style:parent-style-name="Default" style:data-style-name="N100">
      <style:table-cell-properties fo:border="none" style:vertical-align="middle"/>
      <style:text-properties style:font-name="Arapey" fo:font-size="5pt" style:font-size-asian="5pt" style:font-size-complex="5pt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7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Arapey" fo:font-size="5pt" style:font-size-asian="5pt" style:font-size-complex="5pt"/>
    </style:style>
    <style:style style:name="ce8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Arapey" fo:font-size="5pt" style:font-size-asian="5pt" style:font-size-complex="5pt"/>
    </style:style>
    <style:style style:name="ce20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11" style:family="table-cell" style:parent-style-name="Default">
      <style:text-properties style:font-name="Liberation Serif"/>
    </style:style>
    <style:style style:name="ce12" style:family="table-cell" style:parent-style-name="Default"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dts_merging" table:style-name="ta1">
        <office:forms form:automatic-focus="false" form:apply-design-mode="false"/>
        <table:table-column table:style-name="co1" table:number-columns-repeated="85" table:default-cell-style-name="Default"/>
        <table:table-row table:style-name="ro1">
          <table:table-cell table:number-columns-repeated="3"/>
          <table:table-cell office:value-type="string" calcext:value-type="string">
            <text:p>u-boot</text:p>
          </table:table-cell>
          <table:table-cell table:number-columns-repeated="27"/>
          <table:table-cell office:value-type="string" calcext:value-type="string">
            <text:p>linux-stable</text:p>
          </table:table-cell>
          <table:table-cell table:number-columns-repeated="53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keleton.dtsi</text:p>
          </table:table-cell>
          <table:table-cell table:number-columns-repeated="16"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skeleton.dtsi</text:p>
          </table:table-cell>
          <table:table-cell table:number-columns-repeated="54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un8i-a23-a33.dtsi</text:p>
          </table:table-cell>
          <table:table-cell table:number-columns-repeated="27"/>
          <table:table-cell table:style-name="ce14" office:value-type="string" calcext:value-type="string">
            <text:p>sun8i-a23-a33.dtsi</text:p>
          </table:table-cell>
          <table:table-cell table:number-columns-repeated="54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un8i-a33.dtsi</text:p>
          </table:table-cell>
          <table:table-cell table:number-columns-repeated="82"/>
        </table:table-row>
        <table:table-row table:style-name="ro1" table:number-rows-repeated="1048568">
          <table:table-cell table:number-columns-repeated="85"/>
        </table:table-row>
        <table:table-row table:style-name="ro1">
          <table:table-cell table:number-columns-repeated="85"/>
        </table:table-row>
      </table:table>
      <table:table table:name="Kconfig_chai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80" table:default-cell-style-name="Default"/>
        <table:table-row table:style-name="ro2">
          <table:table-cell/>
          <table:table-cell table:style-name="ce14" office:value-type="string" calcext:value-type="string">
            <text:p>u-boot/Kconfig</text:p>
          </table:table-cell>
          <table:table-cell/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14" office:value-type="string" calcext:value-type="string">
            <text:p>arch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arch/ar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arch/arm/mach-sunx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arch/arm/Kconfig.debug</text:p>
          </table:table-cell>
          <table:table-cell table:number-columns-repeated="79"/>
        </table:table-row>
        <table:table-row table:style-name="ro2">
          <table:table-cell table:number-columns-repeated="2"/>
          <table:table-cell table:style-name="ce14" office:value-type="string" calcext:value-type="string">
            <text:p>api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14" office:value-type="string" calcext:value-type="string">
            <text:p>common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common/spl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14" office:value-type="string" calcext:value-type="string">
            <text:p>cmd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efi_selftes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cmd/mvebu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cmd/ti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14" office:value-type="string" calcext:value-type="string">
            <text:p>disk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14" office:value-type="string" calcext:value-type="string">
            <text:p>dts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14" office:value-type="string" calcext:value-type="string">
            <text:p>env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14" office:value-type="string" calcext:value-type="string">
            <text:p>net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14" office:value-type="string" calcext:value-type="string">
            <text:p>drivers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core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ad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ata/Kconfig"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block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bootcoun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clk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clk/tegra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clk/uniphier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clk/exyno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clk/at91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clk/renesa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clk/mvebu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cpu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crypt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crypto/fsl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dd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ddr/altera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dem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ddr/fs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dfu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dm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fastboo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firmware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fpg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gpi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i2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i2c/muxe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inpu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led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ailbox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emory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is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m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td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mtd/nand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mtd/sp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mtd/ub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ne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net/phy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net/pfe_eth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nvme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c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cmci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hy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hy/allwinn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hy/marvel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inctr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pinctrl/meson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pinctrl/nxp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pinctrl/renesa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pinctrl/uniphier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pinctrl/exyno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pinctrl/mvebu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pinctrl/broadcom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pow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power/domain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power/pmic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power/regulator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pw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ra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ram/stm32mp1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remotepro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rese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rt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cs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eria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ound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p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pm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ysrese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therma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tim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tp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usb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usb/host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usb/dwc3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usb/musb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usb/musb-new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usb/emul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usb/phy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usb/ulp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usb/gadget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usb/eth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vide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video/font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video/rockchip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video/stm32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14" office:value-type="string" calcext:value-type="string">
            <text:p>drivers/video/bridge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watchdog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14" office:value-type="string" calcext:value-type="string">
            <text:p>fs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btr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cb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ext4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reiser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fa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jffs2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ubi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cram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yaffs2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14" office:value-type="string" calcext:value-type="string">
            <text:p>lib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dhry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rs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ef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efi_load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optee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14" office:value-type="string" calcext:value-type="string">
            <text:p>test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test/d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test/env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test/overlay/Kconfig</text:p>
          </table:table-cell>
          <table:table-cell table:number-columns-repeated="80"/>
        </table:table-row>
      </table:table>
      <table:table table:name="defconfigs" table:style-name="ta1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5" table:default-cell-style-name="ce9"/>
        <table:table-column table:style-name="co6" table:default-cell-style-name="ce4"/>
        <table:table-column table:style-name="co7" table:default-cell-style-name="ce9"/>
        <table:table-column table:style-name="co2" table:number-columns-repeated="1016" table:default-cell-style-name="ce9"/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2"/>
          <table:table-cell office:value-type="string" calcext:value-type="string">
            <text:p>Raspberry Pi</text:p>
          </table:table-cell>
          <table:table-cell/>
          <table:table-cell office:value-type="string" calcext:value-type="string">
            <text:p>Raspberry Pi 3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U-Boot 2018.07-rc1 Configuration</text:p>
          </table:table-cell>
          <table:table-cell table:number-columns-repeated="2"/>
          <table:table-cell office:value-type="string" calcext:value-type="string">
            <text:p>v2017.11</text:p>
          </table:table-cell>
          <table:table-cell/>
          <table:table-cell office:value-type="string" calcext:value-type="string">
            <text:p>v2017.1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 calcext:value-type="string">
            <text:p>q8_a33_tablet_1024x600_defconfig</text:p>
          </table:table-cell>
          <table:table-cell table:number-columns-repeated="2"/>
          <table:table-cell table:style-name="ce10" office:value-type="string" calcext:value-type="string">
            <text:p>rpi_defconfig</text:p>
          </table:table-cell>
          <table:table-cell/>
          <table:table-cell table:style-name="ce10" office:value-type="string" calcext:value-type="string">
            <text:p>rpi_3_defconf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CREATE_ARCH_SYMLINK</text:p>
          </table:table-cell>
          <table:table-cell/>
          <table:table-cell office:value-type="string" calcext:value-type="string">
            <text:p>CONFIG_CREATE_ARCH_SYMLINK=y</text:p>
          </table:table-cell>
          <table:table-cell table:number-columns-repeated="2"/>
          <table:table-cell table:style-name="ce3" office:value-type="string" calcext:value-type="string">
            <text:p>CONFIG_ARM=y</text:p>
          </table:table-cell>
          <table:table-cell/>
          <table:table-cell table:style-name="ce3" office:value-type="string" calcext:value-type="string">
            <text:p>CONFIG_ARM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ARC is not set</text:p>
          </table:table-cell>
          <table:table-cell table:number-columns-repeated="2"/>
          <table:table-cell office:value-type="string" calcext:value-type="string">
            <text:p>CONFIG_ARCH_BCM283X=y</text:p>
          </table:table-cell>
          <table:table-cell/>
          <table:table-cell office:value-type="string" calcext:value-type="string">
            <text:p>CONFIG_ARCH_BCM283X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ARM</text:p>
          </table:table-cell>
          <table:table-cell/>
          <table:table-cell table:style-name="ce10" office:value-type="string" calcext:value-type="string">
            <text:p>CONFIG_ARM=y</text:p>
          </table:table-cell>
          <table:table-cell table:number-columns-repeated="4"/>
          <table:table-cell office:value-type="string" calcext:value-type="string">
            <text:p>CONFIG_TARGET_RPI_3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68K is not set</text:p>
          </table:table-cell>
          <table:table-cell table:number-columns-repeated="2"/>
          <table:table-cell office:value-type="string" calcext:value-type="string">
            <text:p>CONFIG_TARGET_RPI=y</text:p>
          </table:table-cell>
          <table:table-cell/>
          <table:table-cell table:style-name="ce13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ICROBLAZE is not set</text:p>
          </table:table-cell>
          <table:table-cell table:number-columns-repeated="4"/>
          <table:table-cell office:value-type="string" calcext:value-type="string">
            <text:p>CONFIG_SYS_MALLOC_F_LEN=0x2000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IPS is not set</text:p>
          </table:table-cell>
          <table:table-cell table:number-columns-repeated="4"/>
          <table:table-cell office:value-type="string" calcext:value-type="string">
            <text:p>CONFIG_DEFAULT_DEVICE_TREE="bcm2837-rpi-3-b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NDS32 is not set</text:p>
          </table:table-cell>
          <table:table-cell table:number-columns-repeated="2"/>
          <table:table-cell office:value-type="string" calcext:value-type="string">
            <text:p>CONFIG_DEFAULT_DEVICE_TREE="bcm2835-rpi-b"</text:p>
          </table:table-cell>
          <table:table-cell/>
          <table:table-cell table:style-name="ce13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NIOS2 is not set</text:p>
          </table:table-cell>
          <table:table-cell table:number-columns-repeated="2"/>
          <table:table-cell office:value-type="string" calcext:value-type="string">
            <text:p>CONFIG_DISTRO_DEFAULTS=y</text:p>
          </table:table-cell>
          <table:table-cell/>
          <table:table-cell office:value-type="string" calcext:value-type="string">
            <text:p>CONFIG_DISTRO_DEFAULTS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PPC is not set</text:p>
          </table:table-cell>
          <table:table-cell table:number-columns-repeated="2"/>
          <table:table-cell office:value-type="string" calcext:value-type="string">
            <text:p>CONFIG_OF_BOARD_SETUP=y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RISCV is not set</text:p>
          </table:table-cell>
          <table:table-cell table:number-columns-repeated="2"/>
          <table:table-cell office:value-type="string" calcext:value-type="string">
            <text:p># CONFIG_DISPLAY_CPUINFO is not set</text:p>
          </table:table-cell>
          <table:table-cell/>
          <table:table-cell office:value-type="string" calcext:value-type="string">
            <text:p># CONFIG_DISPLAY_CPUINFO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ANDBOX is not set</text:p>
          </table:table-cell>
          <table:table-cell table:number-columns-repeated="2"/>
          <table:table-cell office:value-type="string" calcext:value-type="string">
            <text:p># CONFIG_DISPLAY_BOARDINFO is not set</text:p>
          </table:table-cell>
          <table:table-cell/>
          <table:table-cell office:value-type="string" calcext:value-type="string">
            <text:p># CONFIG_DISPLAY_BOARDINFO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H is not set</text:p>
          </table:table-cell>
          <table:table-cell table:number-columns-repeated="2"/>
          <table:table-cell office:value-type="string" calcext:value-type="string">
            <text:p>CONFIG_SYS_PROMPT="U-Boot&gt; "</text:p>
          </table:table-cell>
          <table:table-cell/>
          <table:table-cell office:value-type="string" calcext:value-type="string">
            <text:p>CONFIG_SYS_PROMPT="U-Boot&gt; 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X86 is not set</text:p>
          </table:table-cell>
          <table:table-cell table:number-columns-repeated="2"/>
          <table:table-cell office:value-type="string" calcext:value-type="string">
            <text:p># CONFIG_CMD_FLASH is not set</text:p>
          </table:table-cell>
          <table:table-cell/>
          <table:table-cell office:value-type="string" calcext:value-type="string">
            <text:p># CONFIG_CMD_FLASH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XTENSA is not set</text:p>
          </table:table-cell>
          <table:table-cell table:number-columns-repeated="2"/>
          <table:table-cell office:value-type="string" calcext:value-type="string">
            <text:p># CONFIG_CMD_FPGA is not set</text:p>
          </table:table-cell>
          <table:table-cell/>
          <table:table-cell office:value-type="string" calcext:value-type="string">
            <text:p># CONFIG_CMD_FPGA is not s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CH</text:p>
          </table:table-cell>
          <table:table-cell/>
          <table:table-cell office:value-type="string" calcext:value-type="string">
            <text:p>CONFIG_SYS_ARCH="arm"</text:p>
          </table:table-cell>
          <table:table-cell table:number-columns-repeated="2"/>
          <table:table-cell office:value-type="string" calcext:value-type="string">
            <text:p>CONFIG_CMD_GPIO=y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PU="armv7"</text:p>
          </table:table-cell>
          <table:table-cell/>
          <table:table-cell office:value-type="string" calcext:value-type="string">
            <text:p>CONFIG_SYS_CPU="armv7"</text:p>
          </table:table-cell>
          <table:table-cell table:number-columns-repeated="2"/>
          <table:table-cell office:value-type="string" calcext:value-type="string">
            <text:p>CONFIG_CMD_MMC=y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SOC</text:p>
          </table:table-cell>
          <table:table-cell/>
          <table:table-cell office:value-type="string" calcext:value-type="string">
            <text:p>CONFIG_SYS_SOC="sunxi"</text:p>
          </table:table-cell>
          <table:table-cell table:number-columns-repeated="2"/>
          <table:table-cell office:value-type="string" calcext:value-type="string">
            <text:p>CONFIG_CMD_USB=y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BOARD</text:p>
          </table:table-cell>
          <table:table-cell/>
          <table:table-cell office:value-type="string" calcext:value-type="string">
            <text:p>CONFIG_SYS_BOARD="sunxi"</text:p>
          </table:table-cell>
          <table:table-cell table:number-columns-repeated="2"/>
          <table:table-cell office:value-type="string" calcext:value-type="string">
            <text:p>CONFIG_OF_EMBED=y</text:p>
          </table:table-cell>
          <table:table-cell/>
          <table:table-cell office:value-type="string" calcext:value-type="string">
            <text:p>CONFIG_OF_EMBED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ONFIG_NAME</text:p>
          </table:table-cell>
          <table:table-cell/>
          <table:table-cell office:value-type="string" calcext:value-type="string">
            <text:p>CONFIG_SYS_CONFIG_NAME="sun8i"</text:p>
          </table:table-cell>
          <table:table-cell table:number-columns-repeated="2"/>
          <table:table-cell office:value-type="string" calcext:value-type="string">
            <text:p>CONFIG_ENV_FAT_INTERFACE="mmc"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 calcext:value-type="string">
            <text:p>CONFIG_ENV_FAT_DEVICE_AND_PART="0:1"</text:p>
          </table:table-cell>
          <table:table-cell/>
          <table:table-cell office:value-type="string" calcext:value-type="string">
            <text:p>CONFIG_ENV_FAT_DEVICE_AND_PART="0:1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DM_KEYBOARD=y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ARM architecture</text:p>
          </table:table-cell>
          <table:table-cell table:number-columns-repeated="2"/>
          <table:table-cell office:value-type="string" calcext:value-type="string">
            <text:p>CONFIG_DM_MMC=y</text:p>
          </table:table-cell>
          <table:table-cell/>
          <table:table-cell office:value-type="string" calcext:value-type="string">
            <text:p>CONFIG_DM_MMC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MMC_SDHCI=y</text:p>
          </table:table-cell>
          <table:table-cell/>
          <table:table-cell office:value-type="string" calcext:value-type="string">
            <text:p>CONFIG_MMC_SDHCI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HAS_VBAR</text:p>
          </table:table-cell>
          <table:table-cell/>
          <table:table-cell office:value-type="string" calcext:value-type="string">
            <text:p>CONFIG_HAS_VBAR=y</text:p>
          </table:table-cell>
          <table:table-cell table:number-columns-repeated="2"/>
          <table:table-cell office:value-type="string" calcext:value-type="string">
            <text:p>CONFIG_MMC_SDHCI_BCM2835=y</text:p>
          </table:table-cell>
          <table:table-cell/>
          <table:table-cell office:value-type="string" calcext:value-type="string">
            <text:p>CONFIG_MMC_SDHCI_BCM2835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HAS_THUMB2</text:p>
          </table:table-cell>
          <table:table-cell/>
          <table:table-cell office:value-type="string" calcext:value-type="string">
            <text:p>CONFIG_HAS_THUMB2=y</text:p>
          </table:table-cell>
          <table:table-cell table:number-columns-repeated="2"/>
          <table:table-cell office:value-type="string" calcext:value-type="string">
            <text:p>CONFIG_DM_ETH=y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ARM_ASM_UNIFIED</text:p>
          </table:table-cell>
          <table:table-cell/>
          <table:table-cell office:value-type="string" calcext:value-type="string">
            <text:p>CONFIG_ARM_ASM_UNIFIED=y</text:p>
          </table:table-cell>
          <table:table-cell table:number-columns-repeated="4"/>
          <table:table-cell office:value-type="string" calcext:value-type="string">
            <text:p># CONFIG_REQUIRE_SERIAL_CONSOLE is not s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CACHE_CP15</text:p>
          </table:table-cell>
          <table:table-cell/>
          <table:table-cell office:value-type="string" calcext:value-type="string">
            <text:p>CONFIG_SYS_ARM_CACHE_CP15=y</text:p>
          </table:table-cell>
          <table:table-cell table:number-columns-repeated="2"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MMU</text:p>
          </table:table-cell>
          <table:table-cell/>
          <table:table-cell office:value-type="string" calcext:value-type="string">
            <text:p>CONFIG_SYS_ARM_MMU=y</text:p>
          </table:table-cell>
          <table:table-cell table:number-columns-repeated="2"/>
          <table:table-cell office:value-type="string" calcext:value-type="string">
            <text:p>CONFIG_DM_USB=y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ARM_MPU is not set</text:p>
          </table:table-cell>
          <table:table-cell table:number-columns-repeated="2"/>
          <table:table-cell office:value-type="string" calcext:value-type="string">
            <text:p>CONFIG_USB_DWC2=y</text:p>
          </table:table-cell>
          <table:table-cell/>
          <table:table-cell office:value-type="string" calcext:value-type="string">
            <text:p>CONFIG_USB_DWC2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CPU_V7A</text:p>
          </table:table-cell>
          <table:table-cell/>
          <table:table-cell office:value-type="string" calcext:value-type="string">
            <text:p>CONFIG_CPU_V7A=y</text:p>
          </table:table-cell>
          <table:table-cell table:number-columns-repeated="2"/>
          <table:table-cell office:value-type="string" calcext:value-type="string">
            <text:p>CONFIG_USB_STORAGE=y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ARCH</text:p>
          </table:table-cell>
          <table:table-cell/>
          <table:table-cell office:value-type="string" calcext:value-type="string">
            <text:p>CONFIG_SYS_ARM_ARCH=7</text:p>
          </table:table-cell>
          <table:table-cell table:number-columns-repeated="2"/>
          <table:table-cell office:value-type="string" calcext:value-type="string">
            <text:p>CONFIG_USB_KEYBOARD=y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ACHE_SHIFT_6</text:p>
          </table:table-cell>
          <table:table-cell/>
          <table:table-cell office:value-type="string" calcext:value-type="string">
            <text:p>CONFIG_SYS_CACHE_SHIFT_6=y</text:p>
          </table:table-cell>
          <table:table-cell table:number-columns-repeated="2"/>
          <table:table-cell office:value-type="string" calcext:value-type="string">
            <text:p>CONFIG_USB_HOST_ETHER=y</text:p>
          </table:table-cell>
          <table:table-cell/>
          <table:table-cell office:value-type="string" calcext:value-type="string">
            <text:p>CONFIG_USB_HOST_ETHER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ACHELINE_SIZE</text:p>
          </table:table-cell>
          <table:table-cell/>
          <table:table-cell office:value-type="string" calcext:value-type="string">
            <text:p>CONFIG_SYS_CACHELINE_SIZE=64</text:p>
          </table:table-cell>
          <table:table-cell table:number-columns-repeated="2"/>
          <table:table-cell office:value-type="string" calcext:value-type="string">
            <text:p>CONFIG_USB_ETHER_SMSC95XX=y</text:p>
          </table:table-cell>
          <table:table-cell/>
          <table:table-cell office:value-type="string" calcext:value-type="string">
            <text:p>CONFIG_USB_ETHER_SMSC95XX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ARCH_TIMER is not set</text:p>
          </table:table-cell>
          <table:table-cell table:number-columns-repeated="2"/>
          <table:table-cell office:value-type="string" calcext:value-type="string">
            <text:p>CONFIG_DM_VIDEO=y</text:p>
          </table:table-cell>
          <table:table-cell/>
          <table:table-cell office:value-type="string" calcext:value-type="string">
            <text:p>CONFIG_DM_VIDEO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ARM_SMCCC is not set</text:p>
          </table:table-cell>
          <table:table-cell table:number-columns-repeated="2"/>
          <table:table-cell office:value-type="string" calcext:value-type="string">
            <text:p>CONFIG_SYS_WHITE_ON_BLACK=y</text:p>
          </table:table-cell>
          <table:table-cell/>
          <table:table-cell office:value-type="string" calcext:value-type="string">
            <text:p>CONFIG_SYS_WHITE_ON_BLACK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EMIHOSTING is not set</text:p>
          </table:table-cell>
          <table:table-cell table:number-columns-repeated="2"/>
          <table:table-cell office:value-type="string" calcext:value-type="string">
            <text:p>CONFIG_CONSOLE_SCROLL_LINES=10</text:p>
          </table:table-cell>
          <table:table-cell/>
          <table:table-cell office:value-type="string" calcext:value-type="string">
            <text:p>CONFIG_CONSOLE_SCROLL_LINES=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THUMB_BUILD</text:p>
          </table:table-cell>
          <table:table-cell/>
          <table:table-cell office:value-type="string" calcext:value-type="string">
            <text:p>CONFIG_SYS_THUMB_BUILD=y</text:p>
          </table:table-cell>
          <table:table-cell table:number-columns-repeated="2"/>
          <table:table-cell office:value-type="string" calcext:value-type="string">
            <text:p>CONFIG_PHYS_TO_BUS=y</text:p>
          </table:table-cell>
          <table:table-cell/>
          <table:table-cell office:value-type="string" calcext:value-type="string">
            <text:p>CONFIG_PHYS_TO_BUS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PL_SYS_THUMB_BUILD</text:p>
          </table:table-cell>
          <table:table-cell/>
          <table:table-cell office:value-type="string" calcext:value-type="string">
            <text:p>CONFIG_SPL_SYS_THUMB_BUILD=y</text:p>
          </table:table-cell>
          <table:table-cell table:number-columns-repeated="2"/>
          <table:table-cell office:value-type="string" calcext:value-type="string">
            <text:p>CONFIG_OF_LIBFDT_OVERLAY=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L2CACHE_OFF is not set</text:p>
          </table:table-cell>
          <table:table-cell table:number-columns-repeated="4"/>
          <table:table-cell table:style-name="ce13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ENABLE_ARM_SOC_BOOT0_HOOK is not set</text:p>
          </table:table-cell>
          <table:table-cell table:number-columns-repeated="4"/>
          <table:table-cell table:style-name="ce13"/>
          <table:table-cell table:number-columns-repeated="1016"/>
        </table:table-row>
        <table:table-row table:style-name="ro3">
          <table:table-cell office:value-type="string" calcext:value-type="string">
            <text:p>CONFIG_USE_ARCH_MEMCPY</text:p>
          </table:table-cell>
          <table:table-cell/>
          <table:table-cell office:value-type="string" calcext:value-type="string">
            <text:p>CONFIG_USE_ARCH_MEMCP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USE_ARCH_MEMCPY</text:p>
          </table:table-cell>
          <table:table-cell/>
          <table:table-cell office:value-type="string" calcext:value-type="string">
            <text:p>CONFIG_SPL_USE_ARCH_MEMCP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ARCH_MEMSET</text:p>
          </table:table-cell>
          <table:table-cell/>
          <table:table-cell office:value-type="string" calcext:value-type="string">
            <text:p>CONFIG_USE_ARCH_MEMSE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USE_ARCH_MEMSET</text:p>
          </table:table-cell>
          <table:table-cell/>
          <table:table-cell office:value-type="string" calcext:value-type="string">
            <text:p>CONFIG_SPL_USE_ARCH_MEMS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64_SUPPORT_AARCH3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EDB93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ASPEN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GPLUG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KIRKWOO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DEVKIT325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RK_9210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APF27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RION5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2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6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TV099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X6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ODBUR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ODBURN_S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FLEA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MX35PD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BCM28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15_TC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5X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9X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23550_W1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28155_A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CYGNU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NS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N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5PC1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INTEGRATO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OMAP2PLU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8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3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7UL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7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6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DSCRIPT</text:p>
          </table:table-cell>
          <table:table-cell/>
          <table:table-cell office:value-type="string" calcext:value-type="string">
            <text:p>CONFIG_SPL_LDSCRIPT="arch/arm/cpu/armv7/sunxi/u-boot-spl.lds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QE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RMOBI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32V234EV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NAPDRAG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SUNXI</text:p>
          </table:table-cell>
          <table:table-cell/>
          <table:table-cell table:style-name="ce10" office:value-type="string" calcext:value-type="string">
            <text:p>CONFIG_ARCH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VF6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MP_R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AEMV8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BASE_FV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BASE_FVP_D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JUN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_E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_SI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88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1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HIKE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POPLA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2G5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FRW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FRD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88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TW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I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3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3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6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6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H22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ZIPITZ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COLIBRI_PXA27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TM3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TM32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THUNDERX_88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ASPEE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TEXT_BASE</text:p>
          </table:table-cell>
          <table:table-cell/>
          <table:table-cell office:value-type="string" calcext:value-type="string">
            <text:p>CONFIG_SYS_TEXT_BASE=0x4a00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GPIO_SUPPORT</text:p>
          </table:table-cell>
          <table:table-cell/>
          <table:table-cell office:value-type="string" calcext:value-type="string">
            <text:p>CONFIG_SPL_GPIO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COMMON_SUPPORT</text:p>
          </table:table-cell>
          <table:table-cell/>
          <table:table-cell office:value-type="string" calcext:value-type="string">
            <text:p>CONFIG_SPL_LIBCOMMON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GENERIC_SUPPORT</text:p>
          </table:table-cell>
          <table:table-cell/>
          <table:table-cell office:value-type="string" calcext:value-type="string">
            <text:p>CONFIG_SPL_LIBGENERIC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ALLOC_F_LEN</text:p>
          </table:table-cell>
          <table:table-cell/>
          <table:table-cell office:value-type="string" calcext:value-type="string">
            <text:p>CONFIG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MMC_SUPPORT</text:p>
          </table:table-cell>
          <table:table-cell/>
          <table:table-cell office:value-type="string" calcext:value-type="string">
            <text:p>CONFIG_SPL_MMC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ERIAL_SUPPORT</text:p>
          </table:table-cell>
          <table:table-cell/>
          <table:table-cell office:value-type="string" calcext:value-type="string">
            <text:p>CONFIG_SPL_SERIAL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RIVERS_MISC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SIZE</text:p>
          </table:table-cell>
          <table:table-cell/>
          <table:table-cell office:value-type="string" calcext:value-type="string">
            <text:p>CONFIG_ENV_SIZE=0x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OFFSET</text:p>
          </table:table-cell>
          <table:table-cell/>
          <table:table-cell office:value-type="string" calcext:value-type="string">
            <text:p>CONFIG_ENV_OFFSET=0x88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YS_MALLOC_F_LEN</text:p>
          </table:table-cell>
          <table:table-cell/>
          <table:table-cell office:value-type="string" calcext:value-type="string">
            <text:p>CONFIG_SPL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</text:p>
          </table:table-cell>
          <table:table-cell/>
          <table:table-cell table:style-name="ce10" office:value-type="string" calcext:value-type="string">
            <text:p>CONFIG_SP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DENT_STRING</text:p>
          </table:table-cell>
          <table:table-cell/>
          <table:table-cell office:value-type="string" calcext:value-type="string">
            <text:p>CONFIG_IDENT_STRING=" Allwinner Technology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SUN8I_A33</text:p>
          </table:table-cell>
          <table:table-cell/>
          <table:table-cell office:value-type="string" calcext:value-type="string">
            <text:p>CONFIG_DRAM_SUN8I_A33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6I_P2W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6I_PRCM</text:p>
          </table:table-cell>
          <table:table-cell/>
          <table:table-cell office:value-type="string" calcext:value-type="string">
            <text:p>CONFIG_SUN6I_PRCM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PMIC_BUS</text:p>
          </table:table-cell>
          <table:table-cell/>
          <table:table-cell office:value-type="string" calcext:value-type="string">
            <text:p>CONFIG_AXP_PMIC_BU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8I_RSB</text:p>
          </table:table-cell>
          <table:table-cell/>
          <table:table-cell office:value-type="string" calcext:value-type="string">
            <text:p>CONFIG_SUN8I_RS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XI_GEN_SUN6I</text:p>
          </table:table-cell>
          <table:table-cell/>
          <table:table-cell office:value-type="string" calcext:value-type="string">
            <text:p>CONFIG_SUNXI_GEN_SUN6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4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6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7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A23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H_SUN8I_A33</text:p>
          </table:table-cell>
          <table:table-cell/>
          <table:table-cell table:style-name="ce10" office:value-type="string" calcext:value-type="string">
            <text:p>CONFIG_MACH_SUN8I_A33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A83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H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R4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V3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9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0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0I_H5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H_SUN8I</text:p>
          </table:table-cell>
          <table:table-cell/>
          <table:table-cell office:value-type="string" calcext:value-type="string">
            <text:p>CONFIG_MACH_SUN8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ESERVE_ALLWINNER_BOOT0_HEADER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CLK</text:p>
          </table:table-cell>
          <table:table-cell/>
          <table:table-cell table:style-name="ce10" office:value-type="string" calcext:value-type="string">
            <text:p>CONFIG_DRAM_CLK=40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ZQ</text:p>
          </table:table-cell>
          <table:table-cell/>
          <table:table-cell table:style-name="ce10" office:value-type="string" calcext:value-type="string">
            <text:p>CONFIG_DRAM_ZQ=1529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RAM_ODT_E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LK_FREQ</text:p>
          </table:table-cell>
          <table:table-cell/>
          <table:table-cell office:value-type="string" calcext:value-type="string">
            <text:p>CONFIG_SYS_CLK_FREQ=1008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ART0_PORT_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LD_SUNXI_KERNEL_COMPA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PWR</text:p>
          </table:table-cell>
          <table:table-cell/>
          <table:table-cell office:value-type="string" calcext:value-type="string">
            <text:p>CONFIG_MACPWR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0_CD_PIN</text:p>
          </table:table-cell>
          <table:table-cell/>
          <table:table-cell table:style-name="ce10" office:value-type="string" calcext:value-type="string">
            <text:p>CONFIG_MMC0_CD_PIN="PB4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1_CD_PIN</text:p>
          </table:table-cell>
          <table:table-cell/>
          <table:table-cell office:value-type="string" calcext:value-type="string">
            <text:p>CONFIG_MMC1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2_CD_PIN</text:p>
          </table:table-cell>
          <table:table-cell/>
          <table:table-cell office:value-type="string" calcext:value-type="string">
            <text:p>CONFIG_MMC2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3_CD_PIN</text:p>
          </table:table-cell>
          <table:table-cell/>
          <table:table-cell office:value-type="string" calcext:value-type="string">
            <text:p>CONFIG_MMC3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1_PINS</text:p>
          </table:table-cell>
          <table:table-cell/>
          <table:table-cell office:value-type="string" calcext:value-type="string">
            <text:p>CONFIG_MMC1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2_PINS</text:p>
          </table:table-cell>
          <table:table-cell/>
          <table:table-cell office:value-type="string" calcext:value-type="string">
            <text:p>CONFIG_MMC2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3_PINS</text:p>
          </table:table-cell>
          <table:table-cell/>
          <table:table-cell office:value-type="string" calcext:value-type="string">
            <text:p>CONFIG_MMC3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SUNXI_SLOT_EXTRA</text:p>
          </table:table-cell>
          <table:table-cell/>
          <table:table-cell office:value-type="string" calcext:value-type="string">
            <text:p>CONFIG_MMC_SUNXI_SLOT_EXTRA=-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NITIAL_USB_SCAN_DELAY</text:p>
          </table:table-cell>
          <table:table-cell/>
          <table:table-cell office:value-type="string" calcext:value-type="string">
            <text:p>CONFIG_INITIAL_USB_SCAN_DELAY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VBUS_PIN</text:p>
          </table:table-cell>
          <table:table-cell/>
          <table:table-cell table:style-name="ce10" office:value-type="string" calcext:value-type="string">
            <text:p>CONFIG_USB0_VBUS_PIN="AXP0-VBUS-ENABLE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VBUS_DET</text:p>
          </table:table-cell>
          <table:table-cell/>
          <table:table-cell table:style-name="ce10" office:value-type="string" calcext:value-type="string">
            <text:p>CONFIG_USB0_VBUS_DET="AXP0-VBUS-DETECT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ID_DET</text:p>
          </table:table-cell>
          <table:table-cell/>
          <table:table-cell table:style-name="ce10" office:value-type="string" calcext:value-type="string">
            <text:p>CONFIG_USB0_ID_DET="PH8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1_VBUS_PIN</text:p>
          </table:table-cell>
          <table:table-cell/>
          <table:table-cell office:value-type="string" calcext:value-type="string">
            <text:p>CONFIG_USB1_VBUS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2_VBUS_PIN</text:p>
          </table:table-cell>
          <table:table-cell/>
          <table:table-cell office:value-type="string" calcext:value-type="string">
            <text:p>CONFIG_USB2_VBUS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3_VBUS_PIN</text:p>
          </table:table-cell>
          <table:table-cell/>
          <table:table-cell office:value-type="string" calcext:value-type="string">
            <text:p>CONFIG_USB3_VBUS_PIN="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0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1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2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_I2C_EN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GPIO</text:p>
          </table:table-cell>
          <table:table-cell/>
          <table:table-cell table:style-name="ce10" office:value-type="string" calcext:value-type="string">
            <text:p>CONFIG_AXP_GP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SUNXI</text:p>
          </table:table-cell>
          <table:table-cell/>
          <table:table-cell office:value-type="string" calcext:value-type="string">
            <text:p>CONFIG_VIDEO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VGA_VIA_L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 calcext:value-type="string">
            <text:p>CONFIG_VIDEO_LCD_MODE="x:1024,y:600,depth:18,pclk_khz:51000,le:159,ri:160,up:22,lo:12,hs:1,vs:1,sync:3,vmode:0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DCLK_PHASE</text:p>
          </table:table-cell>
          <table:table-cell/>
          <table:table-cell table:style-name="ce10" office:value-type="string" calcext:value-type="string">
            <text:p>CONFIG_VIDEO_LCD_DCLK_PHASE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POWER</text:p>
          </table:table-cell>
          <table:table-cell/>
          <table:table-cell table:style-name="ce10" office:value-type="string" calcext:value-type="string">
            <text:p>CONFIG_VIDEO_LCD_POWER="PH7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RESET</text:p>
          </table:table-cell>
          <table:table-cell/>
          <table:table-cell office:value-type="string" calcext:value-type="string">
            <text:p>CONFIG_VIDEO_LCD_RESET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EN</text:p>
          </table:table-cell>
          <table:table-cell/>
          <table:table-cell table:style-name="ce10" office:value-type="string" calcext:value-type="string">
            <text:p>CONFIG_VIDEO_LCD_BL_EN="PH6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PWM</text:p>
          </table:table-cell>
          <table:table-cell/>
          <table:table-cell table:style-name="ce10" office:value-type="string" calcext:value-type="string">
            <text:p>CONFIG_VIDEO_LCD_BL_PWM="PH0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PWM_ACTIVE_LOW</text:p>
          </table:table-cell>
          <table:table-cell/>
          <table:table-cell office:value-type="string" calcext:value-type="string">
            <text:p>CONFIG_VIDEO_LCD_BL_PWM_ACTIVE_LOW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I2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IF_PARALLEL</text:p>
          </table:table-cell>
          <table:table-cell/>
          <table:table-cell office:value-type="string" calcext:value-type="string">
            <text:p>CONFIG_VIDEO_LCD_IF_PARALLE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PANEL_PARALLEL</text:p>
          </table:table-cell>
          <table:table-cell/>
          <table:table-cell office:value-type="string" calcext:value-type="string">
            <text:p>CONFIG_VIDEO_LCD_PANEL_PARALLE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LV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MIPI_4_LANE_513_MBPS_VIA_SSD28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EDP_4_LANE_1620M_VIA_ANX980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HITACHI_TX18D42V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TL059WV5C0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ATAPWR</text:p>
          </table:table-cell>
          <table:table-cell/>
          <table:table-cell office:value-type="string" calcext:value-type="string">
            <text:p>CONFIG_SATAPWR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GMAC_TX_DELAY</text:p>
          </table:table-cell>
          <table:table-cell/>
          <table:table-cell office:value-type="string" calcext:value-type="string">
            <text:p>CONFIG_GMAC_TX_DELAY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_ADDR</text:p>
          </table:table-cell>
          <table:table-cell/>
          <table:table-cell office:value-type="string" calcext:value-type="string">
            <text:p>CONFIG_SPL_STACK_R_ADDR=0x4fe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FAT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DISK_SUPPORT</text:p>
          </table:table-cell>
          <table:table-cell/>
          <table:table-cell office:value-type="string" calcext:value-type="string">
            <text:p>CONFIG_SPL_LIBDISK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PI_FLAS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PI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PU_V7_HAS_NONSEC</text:p>
          </table:table-cell>
          <table:table-cell/>
          <table:table-cell office:value-type="string" calcext:value-type="string">
            <text:p>CONFIG_CPU_V7_HAS_NONSE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PU_V7_HAS_VIRT</text:p>
          </table:table-cell>
          <table:table-cell/>
          <table:table-cell office:value-type="string" calcext:value-type="string">
            <text:p>CONFIG_CPU_V7_HAS_VI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SUPPORT_PSCI</text:p>
          </table:table-cell>
          <table:table-cell/>
          <table:table-cell office:value-type="string" calcext:value-type="string">
            <text:p>CONFIG_ARCH_SUPPORT_PSC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NONSEC</text:p>
          </table:table-cell>
          <table:table-cell/>
          <table:table-cell office:value-type="string" calcext:value-type="string">
            <text:p>CONFIG_ARMV7_NONSE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V7_BOOT_SEC_DEFAUL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VIRT</text:p>
          </table:table-cell>
          <table:table-cell/>
          <table:table-cell office:value-type="string" calcext:value-type="string">
            <text:p>CONFIG_ARMV7_VI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PSCI</text:p>
          </table:table-cell>
          <table:table-cell/>
          <table:table-cell office:value-type="string" calcext:value-type="string">
            <text:p>CONFIG_ARMV7_PSC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PSCI_NR_CPUS</text:p>
          </table:table-cell>
          <table:table-cell/>
          <table:table-cell office:value-type="string" calcext:value-type="string">
            <text:p>CONFIG_ARMV7_PSCI_NR_CPUS=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V7_LPA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EKBLO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HDMIDETEC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RM debu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L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EFAULT_DEVICE_TREE</text:p>
          </table:table-cell>
          <table:table-cell/>
          <table:table-cell table:style-name="ce10" office:value-type="string" calcext:value-type="string">
            <text:p>CONFIG_DEFAULT_DEVICE_TREE="sun8i-a33-q8-tablet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H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CALVERSION</text:p>
          </table:table-cell>
          <table:table-cell/>
          <table:table-cell office:value-type="string" calcext:value-type="string">
            <text:p>CONFIG_LOCALVERSIO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CALVERSION_AUTO</text:p>
          </table:table-cell>
          <table:table-cell/>
          <table:table-cell office:value-type="string" calcext:value-type="string">
            <text:p>CONFIG_LOCALVERSION_AU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C_OPTIMIZE_FOR_SIZE</text:p>
          </table:table-cell>
          <table:table-cell/>
          <table:table-cell office:value-type="string" calcext:value-type="string">
            <text:p>CONFIG_CC_OPTIMIZE_FOR_SIZ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DISTRO_DEFAULT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VARS_UBOOT_CONFIG</text:p>
          </table:table-cell>
          <table:table-cell/>
          <table:table-cell office:value-type="string" calcext:value-type="string">
            <text:p>CONFIG_ENV_VARS_UBOOT_CONFI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BOOT_GET_CMDLI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BOOT_GET_KB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ALLOC_F</text:p>
          </table:table-cell>
          <table:table-cell/>
          <table:table-cell office:value-type="string" calcext:value-type="string">
            <text:p>CONFIG_SYS_MALLOC_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TPL_SYS_MALLOC_F_LEN</text:p>
          </table:table-cell>
          <table:table-cell/>
          <table:table-cell office:value-type="string" calcext:value-type="string">
            <text:p>CONFIG_TPL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XPERT</text:p>
          </table:table-cell>
          <table:table-cell/>
          <table:table-cell office:value-type="string" calcext:value-type="string">
            <text:p>CONFIG_EXPERT=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 calcext:value-type="string">
            <text:p># CONFIG_SYS_MALLOC_CLEAR_ON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OOLS_DEBU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S_64B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imag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NDROID_BOOT_IM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I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MAGE_FORMAT_LEGACY</text:p>
          </table:table-cell>
          <table:table-cell/>
          <table:table-cell office:value-type="string" calcext:value-type="string">
            <text:p>CONFIG_IMAGE_FORMAT_LEGAC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BOARD_SETUP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SYSTEM_SETU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STDOUT_VIA_ALIA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EXTRA_OPTIONS</text:p>
          </table:table-cell>
          <table:table-cell/>
          <table:table-cell office:value-type="string" calcext:value-type="string">
            <text:p>CONFIG_SYS_EXTRA_OPTIO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FIXUP_FDT_MEMORY</text:p>
          </table:table-cell>
          <table:table-cell/>
          <table:table-cell office:value-type="string" calcext:value-type="string">
            <text:p>CONFIG_ARCH_FIXUP_FDT_MEMORY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PI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P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tim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STAG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RECORD_COUNT</text:p>
          </table:table-cell>
          <table:table-cell/>
          <table:table-cell office:value-type="string" calcext:value-type="string">
            <text:p>CONFIG_BOOTSTAGE_RECORD_COUNT=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BOOTSTAGE_RECORD_COUNT</text:p>
          </table:table-cell>
          <table:table-cell/>
          <table:table-cell office:value-type="string" calcext:value-type="string">
            <text:p>CONFIG_SPL_BOOTSTAGE_RECORD_COUNT=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STASH_ADDR</text:p>
          </table:table-cell>
          <table:table-cell/>
          <table:table-cell office:value-type="string" calcext:value-type="string">
            <text:p>CONFIG_BOOTSTAGE_STASH_ADDR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STASH_SIZE</text:p>
          </table:table-cell>
          <table:table-cell/>
          <table:table-cell office:value-type="string" calcext:value-type="string">
            <text:p>CONFIG_BOOTSTAGE_STASH_SIZE=0x100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medi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AN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NENAN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QSPI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_BOO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DELAY</text:p>
          </table:table-cell>
          <table:table-cell/>
          <table:table-cell office:value-type="string" calcext:value-type="string">
            <text:p>CONFIG_BOOTDELAY=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E_BOOTARG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BOOTCOMMAND</text:p>
          </table:table-cell>
          <table:table-cell/>
          <table:table-cell office:value-type="string" calcext:value-type="string">
            <text:p>CONFIG_USE_BOOTCOMMAN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COMMAND</text:p>
          </table:table-cell>
          <table:table-cell/>
          <table:table-cell office:value-type="string" calcext:value-type="string">
            <text:p>CONFIG_BOOTCOMMAND="run distro_bootcmd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so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MENU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SOLE_RECOR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GLEVEL</text:p>
          </table:table-cell>
          <table:table-cell/>
          <table:table-cell office:value-type="string" calcext:value-type="string">
            <text:p>CONFIG_LOGLEVEL=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OGLEVEL</text:p>
          </table:table-cell>
          <table:table-cell/>
          <table:table-cell office:value-type="string" calcext:value-type="string">
            <text:p>CONFIG_SPL_LOGLEVEL=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ILENT_CONSO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SOLE_BUFFER</text:p>
          </table:table-cell>
          <table:table-cell/>
          <table:table-cell office:value-type="string" calcext:value-type="string">
            <text:p>CONFIG_PRE_CONSOLE_BUFF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_BUF_SZ</text:p>
          </table:table-cell>
          <table:table-cell/>
          <table:table-cell office:value-type="string" calcext:value-type="string">
            <text:p>CONFIG_PRE_CON_BUF_SZ=40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_BUF_ADDR</text:p>
          </table:table-cell>
          <table:table-cell/>
          <table:table-cell office:value-type="string" calcext:value-type="string">
            <text:p>CONFIG_PRE_CON_BUF_ADDR=0x4f00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OLE_MUX</text:p>
          </table:table-cell>
          <table:table-cell/>
          <table:table-cell office:value-type="string" calcext:value-type="string">
            <text:p>CONFIG_CONSOLE_MU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IS_IN_ENV</text:p>
          </table:table-cell>
          <table:table-cell/>
          <table:table-cell office:value-type="string" calcext:value-type="string">
            <text:p>CONFIG_SYS_CONSOLE_IS_IN_ENV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OVERWRITE_ROUTI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ENV_OVER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INFO_QUIE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STDIO_DEREGISTER</text:p>
          </table:table-cell>
          <table:table-cell/>
          <table:table-cell office:value-type="string" calcext:value-type="string">
            <text:p>CONFIG_SYS_STDIO_DEREGISTER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ogg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LO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RAW_INITRD</text:p>
          </table:table-cell>
          <table:table-cell/>
          <table:table-cell office:value-type="string" calcext:value-type="string">
            <text:p>CONFIG_SUPPORT_RAW_INITR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EFAULT_FDT_FILE</text:p>
          </table:table-cell>
          <table:table-cell/>
          <table:table-cell office:value-type="string" calcext:value-type="string">
            <text:p>CONFIG_DEFAULT_FDT_FILE="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ERSION_VARI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ISPLAY_CPUINFO</text:p>
          </table:table-cell>
          <table:table-cell/>
          <table:table-cell office:value-type="string" calcext:value-type="string">
            <text:p>CONFIG_DISPLAY_CPUINF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ISPLAY_BOARDINFO</text:p>
          </table:table-cell>
          <table:table-cell/>
          <table:table-cell office:value-type="string" calcext:value-type="string">
            <text:p>CONFIG_DISPLAY_BOARDINFO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ISPLAY_BOARDINFO_LAT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tart-up hoo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EARLY_INIT_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ISC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ARD_EARLY_INIT_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ARD_EARLY_INIT_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AST_STAGE_IN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SH</text:p>
          </table:table-cell>
          <table:table-cell/>
          <table:table-cell office:value-type="string" calcext:value-type="string">
            <text:p>CONFIG_HASH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pdate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L / TP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SPL</text:p>
          </table:table-cell>
          <table:table-cell/>
          <table:table-cell office:value-type="string" calcext:value-type="string">
            <text:p>CONFIG_SUPPORT_SP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FRAMEWORK</text:p>
          </table:table-cell>
          <table:table-cell/>
          <table:table-cell office:value-type="string" calcext:value-type="string">
            <text:p>CONFIG_SPL_FRAMEWORK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BOARD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BOOTROM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RAW_IMAGE_SUPPORT</text:p>
          </table:table-cell>
          <table:table-cell/>
          <table:table-cell office:value-type="string" calcext:value-type="string">
            <text:p>CONFIG_SPL_RAW_IMAGE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EGACY_IMAGE_SUPPORT</text:p>
          </table:table-cell>
          <table:table-cell/>
          <table:table-cell office:value-type="string" calcext:value-type="string">
            <text:p>CONFIG_SPL_LEGACY_IMAGE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YS_MALLOC_SIMPLE</text:p>
          </table:table-cell>
          <table:table-cell/>
          <table:table-cell office:value-type="string" calcext:value-type="string">
            <text:p>CONFIG_SPL_SYS_MALLOC_SIMP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SYS_MALLOC_SIMP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</text:p>
          </table:table-cell>
          <table:table-cell/>
          <table:table-cell office:value-type="string" calcext:value-type="string">
            <text:p>CONFIG_SPL_STACK_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_MALLOC_SIMPLE_LEN</text:p>
          </table:table-cell>
          <table:table-cell/>
          <table:table-cell office:value-type="string" calcext:value-type="string">
            <text:p>CONFIG_SPL_STACK_R_MALLOC_SIMPLE_LEN=0x1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EPARATE_BS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ISABLE_BANNER_PRIN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ISPLAY_PRIN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MCSD_RAW_MODE_U_BOOT_USE_SECTOR</text:p>
          </table:table-cell>
          <table:table-cell/>
          <table:table-cell office:value-type="string" calcext:value-type="string">
            <text:p>CONFIG_SYS_MMCSD_RAW_MODE_U_BOOT_USE_SECTO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MCSD_RAW_MODE_U_BOOT_SECTOR</text:p>
          </table:table-cell>
          <table:table-cell/>
          <table:table-cell office:value-type="string" calcext:value-type="string">
            <text:p>CONFIG_SYS_MMCSD_RAW_MODE_U_BOOT_SECTOR=0x5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MMCSD_RAW_MODE_U_BOOT_USE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CPU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CRYPTO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HAS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ENV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EX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FPG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I2C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PC8XXX_INIT_DDR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T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USB_NEW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AN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E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O_CPU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OR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XIP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NENAN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S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CI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C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OST_ME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ESET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POWER_SUPPORT</text:p>
          </table:table-cell>
          <table:table-cell/>
          <table:table-cell office:value-type="string" calcext:value-type="string">
            <text:p>CONFIG_SPL_POWER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A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TC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AT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THERM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USB_HOS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USB_GADGE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WATCHDOG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YMODE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AM33XX_ENABLE_RTC32K_OSC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mand line interfac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LINE</text:p>
          </table:table-cell>
          <table:table-cell/>
          <table:table-cell office:value-type="string" calcext:value-type="string">
            <text:p>CONFIG_CMDLIN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USH_PARSER</text:p>
          </table:table-cell>
          <table:table-cell/>
          <table:table-cell office:value-type="string" calcext:value-type="string">
            <text:p>CONFIG_HUSH_PARS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LINE_EDITING</text:p>
          </table:table-cell>
          <table:table-cell/>
          <table:table-cell office:value-type="string" calcext:value-type="string">
            <text:p>CONFIG_CMDLINE_EDITING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UTO_COMPLETE</text:p>
          </table:table-cell>
          <table:table-cell/>
          <table:table-cell office:value-type="string" calcext:value-type="string">
            <text:p>CONFIG_AUTO_COMPLE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LONGHELP</text:p>
          </table:table-cell>
          <table:table-cell/>
          <table:table-cell office:value-type="string" calcext:value-type="string">
            <text:p>CONFIG_SYS_LONGHELP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PROMPT</text:p>
          </table:table-cell>
          <table:table-cell/>
          <table:table-cell office:value-type="string" calcext:value-type="string">
            <text:p>CONFIG_SYS_PROMPT="=&gt; 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utoboot op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UTOBOOT</text:p>
          </table:table-cell>
          <table:table-cell/>
          <table:table-cell office:value-type="string" calcext:value-type="string">
            <text:p>CONFIG_AUTOBOO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UTOBOOT_KEYE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Info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DI</text:p>
          </table:table-cell>
          <table:table-cell/>
          <table:table-cell office:value-type="string" calcext:value-type="string">
            <text:p>CONFIG_CMD_BD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ONFI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CONSOLE</text:p>
          </table:table-cell>
          <table:table-cell/>
          <table:table-cell office:value-type="string" calcext:value-type="string">
            <text:p>CONFIG_CMD_CONSO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P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ICENS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D</text:p>
          </table:table-cell>
          <table:table-cell/>
          <table:table-cell office:value-type="string" calcext:value-type="string">
            <text:p>CONFIG_CMD_BOOT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M</text:p>
          </table:table-cell>
          <table:table-cell/>
          <table:table-cell office:value-type="string" calcext:value-type="string">
            <text:p>CONFIG_CMD_BOOTM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Z</text:p>
          </table:table-cell>
          <table:table-cell/>
          <table:table-cell office:value-type="string" calcext:value-type="string">
            <text:p>CONFIG_CMD_BOOTZ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OOTMENU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LF</text:p>
          </table:table-cell>
          <table:table-cell/>
          <table:table-cell office:value-type="string" calcext:value-type="string">
            <text:p>CONFIG_CMD_EL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FDT</text:p>
          </table:table-cell>
          <table:table-cell/>
          <table:table-cell office:value-type="string" calcext:value-type="string">
            <text:p>CONFIG_CMD_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O</text:p>
          </table:table-cell>
          <table:table-cell/>
          <table:table-cell office:value-type="string" calcext:value-type="string">
            <text:p>CONFIG_CMD_G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RUN</text:p>
          </table:table-cell>
          <table:table-cell/>
          <table:table-cell office:value-type="string" calcext:value-type="string">
            <text:p>CONFIG_CMD_RUN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MI</text:p>
          </table:table-cell>
          <table:table-cell/>
          <table:table-cell office:value-type="string" calcext:value-type="string">
            <text:p>CONFIG_CMD_IM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ML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XIMG</text:p>
          </table:table-cell>
          <table:table-cell/>
          <table:table-cell office:value-type="string" calcext:value-type="string">
            <text:p>CONFIG_CMD_XIMG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POWEROFF</text:p>
          </table:table-cell>
          <table:table-cell/>
          <table:table-cell office:value-type="string" calcext:value-type="string">
            <text:p>CONFIG_CMD_POWEROFF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P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ITUP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HOR_DOWNLO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BOO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Environment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SKENV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PORTENV</text:p>
          </table:table-cell>
          <table:table-cell/>
          <table:table-cell office:value-type="string" calcext:value-type="string">
            <text:p>CONFIG_CMD_EXPORT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MPORTENV</text:p>
          </table:table-cell>
          <table:table-cell/>
          <table:table-cell office:value-type="string" calcext:value-type="string">
            <text:p>CONFIG_CMD_IMPORT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DITENV</text:p>
          </table:table-cell>
          <table:table-cell/>
          <table:table-cell office:value-type="string" calcext:value-type="string">
            <text:p>CONFIG_CMD_EDITENV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REPENV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AVEENV</text:p>
          </table:table-cell>
          <table:table-cell/>
          <table:table-cell office:value-type="string" calcext:value-type="string">
            <text:p>CONFIG_CMD_SAVE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NV_EXISTS</text:p>
          </table:table-cell>
          <table:table-cell/>
          <table:table-cell office:value-type="string" calcext:value-type="string">
            <text:p>CONFIG_CMD_ENV_EXIST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NV_CALLBAC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NV_FLAG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emory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INO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CRC32</text:p>
          </table:table-cell>
          <table:table-cell/>
          <table:table-cell office:value-type="string" calcext:value-type="string">
            <text:p>CONFIG_CMD_CRC32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C32_VERIF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EPRO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OOP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D5SU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EMINFO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EMORY</text:p>
          </table:table-cell>
          <table:table-cell/>
          <table:table-cell office:value-type="string" calcext:value-type="string">
            <text:p>CONFIG_CMD_MEMOR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EMTES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X_CYCLI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HA1SU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TRING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pression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ZMADE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NZ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IP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access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RM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L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EM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FU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DM</text:p>
          </table:table-cell>
          <table:table-cell/>
          <table:table-cell office:value-type="string" calcext:value-type="string">
            <text:p>CONFIG_CMD_DM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 calcext:value-type="string">
            <text:p># CONFIG_CMD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PG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US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PIO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PT</text:p>
          </table:table-cell>
          <table:table-cell/>
          <table:table-cell office:value-type="string" calcext:value-type="string">
            <text:p>CONFIG_CMD_GP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ANDOM_UUID</text:p>
          </table:table-cell>
          <table:table-cell/>
          <table:table-cell office:value-type="string" calcext:value-type="string">
            <text:p>CONFIG_RANDOM_UUI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PT_RENAM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O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2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LOADB</text:p>
          </table:table-cell>
          <table:table-cell/>
          <table:table-cell office:value-type="string" calcext:value-type="string">
            <text:p>CONFIG_CMD_LOAD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LOADS</text:p>
          </table:table-cell>
          <table:table-cell/>
          <table:table-cell office:value-type="string" calcext:value-type="string">
            <text:p>CONFIG_CMD_LOAD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MC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RPM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S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SP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ONENAN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PART</text:p>
          </table:table-cell>
          <table:table-cell/>
          <table:table-cell office:value-type="string" calcext:value-type="string">
            <text:p>CONFIG_CMD_PA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MCI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E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AV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CS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D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F_TES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P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SI14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NIVERS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USB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SB_SD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SB_MASS_STORAG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hell scripting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CHO</text:p>
          </table:table-cell>
          <table:table-cell/>
          <table:table-cell office:value-type="string" calcext:value-type="string">
            <text:p>CONFIG_CMD_ECH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TEST</text:p>
          </table:table-cell>
          <table:table-cell/>
          <table:table-cell office:value-type="string" calcext:value-type="string">
            <text:p>CONFIG_CMD_ITES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OURCE</text:p>
          </table:table-cell>
          <table:table-cell/>
          <table:table-cell office:value-type="string" calcext:value-type="string">
            <text:p>CONFIG_CMD_SOURC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ETEXPR</text:p>
          </table:table-cell>
          <table:table-cell/>
          <table:table-cell office:value-type="string" calcext:value-type="string">
            <text:p>CONFIG_CMD_SETEXPR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N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BOOT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DHC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BOOTPATH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DN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P_DN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GATEWA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HOSTNAM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SUBNETMASK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P_NTPSERV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PX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PXE_CLIENTARCH=0x15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VCI_STRING="U-Boot.armv7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TFTPBOO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FTPPU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FTPSRV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_TFTP_VAR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AR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NF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MI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PIN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D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NT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N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INK_LOC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THS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PXE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isc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S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KOPS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ACH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ISPLA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A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IM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ETTIM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ISC</text:p>
          </table:table-cell>
          <table:table-cell/>
          <table:table-cell office:value-type="string" calcext:value-type="string">
            <text:p>CONFIG_CMD_MIS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IM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QF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ERMIN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UI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I specific command line interfac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DR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LO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HASH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rmware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lesystem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TRF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T2</text:p>
          </table:table-cell>
          <table:table-cell/>
          <table:table-cell office:value-type="string" calcext:value-type="string">
            <text:p>CONFIG_CMD_EXT2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T4</text:p>
          </table:table-cell>
          <table:table-cell/>
          <table:table-cell office:value-type="string" calcext:value-type="string">
            <text:p>CONFIG_CMD_EXT4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XT4_WRIT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FAT</text:p>
          </table:table-cell>
          <table:table-cell/>
          <table:table-cell office:value-type="string" calcext:value-type="string">
            <text:p>CONFIG_CMD_FAT=y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FIG_CMD_FS_GENERIC</text:p>
          </table:table-cell>
          <table:table-cell/>
          <table:table-cell office:value-type="string" calcext:value-type="string">
            <text:p>CONFIG_CMD_FS_GENERI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S_UUI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JFF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TDPART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EIS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F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bug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EDBU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IA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KG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B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ARTITIONS</text:p>
          </table:table-cell>
          <table:table-cell/>
          <table:table-cell office:value-type="string" calcext:value-type="string">
            <text:p>CONFIG_PARTITION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AC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OS_PARTITION</text:p>
          </table:table-cell>
          <table:table-cell/>
          <table:table-cell office:value-type="string" calcext:value-type="string">
            <text:p>CONFIG_DOS_PARTITION=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 calcext:value-type="string">
            <text:p># CONFIG_SPL_DOS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SO_PARTITION</text:p>
          </table:table-cell>
          <table:table-cell/>
          <table:table-cell office:value-type="string" calcext:value-type="string">
            <text:p>CONFIG_ISO_PARTITION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ISO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MIGA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AMIGA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</text:p>
          </table:table-cell>
          <table:table-cell/>
          <table:table-cell office:value-type="string" calcext:value-type="string">
            <text:p>CONFIG_EFI_PARTITION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_ENTRIES_NUMBERS</text:p>
          </table:table-cell>
          <table:table-cell/>
          <table:table-cell office:value-type="string" calcext:value-type="string">
            <text:p>CONFIG_EFI_PARTITION_ENTRIES_NUMBERS=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_ENTRIES_OFF</text:p>
          </table:table-cell>
          <table:table-cell/>
          <table:table-cell office:value-type="string" calcext:value-type="string">
            <text:p>CONFIG_EFI_PARTITION_ENTRIES_OFF=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 calcext:value-type="string">
            <text:p># CONFIG_SPL_EFI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ARTITION_UUIDS</text:p>
          </table:table-cell>
          <table:table-cell/>
          <table:table-cell office:value-type="string" calcext:value-type="string">
            <text:p>CONFIG_PARTITION_UUID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ARTITION_UUI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ARTITION_TYPE_GUI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OF_CONTROL</text:p>
          </table:table-cell>
          <table:table-cell/>
          <table:table-cell office:value-type="string" calcext:value-type="string">
            <text:p>CONFIG_SUPPORT_OF_CONTRO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TC</text:p>
          </table:table-cell>
          <table:table-cell/>
          <table:table-cell office:value-type="string" calcext:value-type="string">
            <text:p>CONFIG_DT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YLIBFDT</text:p>
          </table:table-cell>
          <table:table-cell/>
          <table:table-cell office:value-type="string" calcext:value-type="string">
            <text:p>CONFIG_PYLIB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TOC</text:p>
          </table:table-cell>
          <table:table-cell/>
          <table:table-cell office:value-type="string" calcext:value-type="string">
            <text:p>CONFIG_DTO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INMAN</text:p>
          </table:table-cell>
          <table:table-cell/>
          <table:table-cell office:value-type="string" calcext:value-type="string">
            <text:p>CONFIG_BINMAN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Tree Contro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CONTROL</text:p>
          </table:table-cell>
          <table:table-cell/>
          <table:table-cell office:value-type="string" calcext:value-type="string">
            <text:p>CONFIG_OF_CONTRO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BOARD_FIXU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F_CONTRO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LIV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SEPARATE</text:p>
          </table:table-cell>
          <table:table-cell/>
          <table:table-cell office:value-type="string" calcext:value-type="string">
            <text:p>CONFIG_OF_SEPARAT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EMB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BOAR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ULTI_DTB_FI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KIMAGE_DTC_PATH</text:p>
          </table:table-cell>
          <table:table-cell/>
          <table:table-cell office:value-type="string" calcext:value-type="string">
            <text:p>CONFIG_MKIMAGE_DTC_PATH="dtc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Enviro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EEPROM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IS_IN_FAT</text:p>
          </table:table-cell>
          <table:table-cell/>
          <table:table-cell office:value-type="string" calcext:value-type="string">
            <text:p>CONFIG_ENV_IS_IN_FA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EXT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MM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NV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ONE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REMO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SPI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UB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INTERFACE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DEVICE_AND_PART</text:p>
          </table:table-cell>
          <table:table-cell/>
          <table:table-cell office:value-type="string" calcext:value-type="string">
            <text:p>CONFIG_ENV_FAT_DEVICE_AND_PART="0:auto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FILE</text:p>
          </table:table-cell>
          <table:table-cell/>
          <table:table-cell office:value-type="string" calcext:value-type="string">
            <text:p>CONFIG_ENV_FAT_FILE="uboot.env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E_DEFAULT_ENV_FI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VARS_UBOOT_RUNTIME_CONFI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ET_RANDOM_ETHADD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ETCONSOL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</text:p>
          </table:table-cell>
          <table:table-cell/>
          <table:table-cell office:value-type="string" calcext:value-type="string">
            <text:p>CONFIG_DM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WARN</text:p>
          </table:table-cell>
          <table:table-cell/>
          <table:table-cell office:value-type="string" calcext:value-type="string">
            <text:p>CONFIG_DM_WARN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DEBU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DEVICE_REMOVE</text:p>
          </table:table-cell>
          <table:table-cell/>
          <table:table-cell office:value-type="string" calcext:value-type="string">
            <text:p>CONFIG_DM_DEVICE_REMOV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TDIO</text:p>
          </table:table-cell>
          <table:table-cell/>
          <table:table-cell office:value-type="string" calcext:value-type="string">
            <text:p>CONFIG_DM_STD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EQ_ALIAS</text:p>
          </table:table-cell>
          <table:table-cell/>
          <table:table-cell office:value-type="string" calcext:value-type="string">
            <text:p>CONFIG_DM_SEQ_ALIA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_SEQ_ALIA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EGMA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VRE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IMPLE_BUS</text:p>
          </table:table-cell>
          <table:table-cell/>
          <table:table-cell office:value-type="string" calcext:value-type="string">
            <text:p>CONFIG_SIMPLE_BU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TRANSLATE</text:p>
          </table:table-cell>
          <table:table-cell/>
          <table:table-cell office:value-type="string" calcext:value-type="string">
            <text:p>CONFIG_OF_TRANSLA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DEV_READ_INLINE</text:p>
          </table:table-cell>
          <table:table-cell/>
          <table:table-cell office:value-type="string" calcext:value-type="string">
            <text:p>CONFIG_DM_DEV_READ_INLIN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_EXYN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_SANDBO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RADC_MES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RADC_ROCKCH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CSI_AH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ATA/SCSI device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C_AH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SATA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MV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SI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SIL311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LK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VE_BLOCK_DEVICE</text:p>
          </table:table-cell>
          <table:table-cell/>
          <table:table-cell office:value-type="string" calcext:value-type="string">
            <text:p>CONFIG_HAVE_BLOCK_DEVIC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COUNT_LIM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lo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L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PU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Hardware crypto devic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CA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FSL_SEC_B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FSL_SEC_L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mo for driver mode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DEMO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FU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MA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I_EDMA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astboot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FUNCTION_FAST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DP_FUNCTION_FASTBOO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PGA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ALTER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SOCFPG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XILIN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SPARTAN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PIO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GPIO</text:p>
          </table:table-cell>
          <table:table-cell/>
          <table:table-cell office:value-type="string" calcext:value-type="string">
            <text:p>CONFIG_DM_GPIO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APB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91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MEL_PIO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NTEL_BROADWELL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NTEL_ICH6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MX_RGPIO2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HSDK_CREG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PC32XX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SM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XC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A95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OCKCHIP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XILINX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CA642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186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YBRID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74X16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CA95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PC8XXX_GPIO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I2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I2C_COMPA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D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IMX_LPI2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MX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KEYBOARD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OS_EC_KEY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8042_KEYB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E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ED_STATU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ailbox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MAILBOX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emory Controlle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IS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OS_E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S45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SEC_M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XC_OCOT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UVOTON_NCT6102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WRSEQ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CA9551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INBOND_W83627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ZYNQ_GEM_I2C_MAC_OFFSET</text:p>
          </table:table-cell>
          <table:table-cell/>
          <table:table-cell office:value-type="string" calcext:value-type="string">
            <text:p>CONFIG_ZYNQ_GEM_I2C_MAC_OFFSET=0x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MC Host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WRITE</text:p>
          </table:table-cell>
          <table:table-cell/>
          <table:table-cell office:value-type="string" calcext:value-type="string">
            <text:p>CONFIG_MMC_WRIT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BROKEN_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MM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QUIRKS</text:p>
          </table:table-cell>
          <table:table-cell/>
          <table:table-cell office:value-type="string" calcext:value-type="string">
            <text:p>CONFIG_MMC_QUIRK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HW_PARTITIONING</text:p>
          </table:table-cell>
          <table:table-cell/>
          <table:table-cell office:value-type="string" calcext:value-type="string">
            <text:p>CONFIG_MMC_HW_PARTITIONIN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PPORT_EMMC_RPM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IO_VOLT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IO_VOLT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HS200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HS200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VERBOSE</text:p>
          </table:table-cell>
          <table:table-cell/>
          <table:table-cell office:value-type="string" calcext:value-type="string">
            <text:p>CONFIG_MMC_VERBOS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TIN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MX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P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OMAP_H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SUNXI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TSDC0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ESDHC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T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_NOR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AN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I Flash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_FLASH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BI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FIG_UBI_SILENCE_MS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_UB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ITBANGMI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88E6352_SWITC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LI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PF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ETH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RIVER_TI_CPS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DEVICE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_GI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TS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M_SF2_ET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C_ETH_Q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10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TH_DESIGNWAR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TMAC1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GMI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L8139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L8169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MC911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7I_G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4I_E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8I_E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_ETH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DPAA_QBMA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SEC_EN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HY</text:p>
          </table:table-cell>
          <table:table-cell/>
          <table:table-cell office:value-type="string" calcext:value-type="string">
            <text:p>CONFIG_PH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OP_PHY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HY_SUN4I_USB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EBU_COMPHY_SUPPOR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INCTR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 Domain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OWER_DOMAI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MI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MIC_AS372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OWER_MC34VR5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EGULATO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XI_NO_PMI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221_POWER</text:p>
          </table:table-cell>
          <table:table-cell/>
          <table:table-cell office:value-type="string" calcext:value-type="string">
            <text:p>CONFIG_AXP221_POW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1_VOLT</text:p>
          </table:table-cell>
          <table:table-cell/>
          <table:table-cell office:value-type="string" calcext:value-type="string">
            <text:p>CONFIG_AXP_DCDC1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2_VOLT</text:p>
          </table:table-cell>
          <table:table-cell/>
          <table:table-cell office:value-type="string" calcext:value-type="string">
            <text:p>CONFIG_AXP_DCDC2_VOLT=1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3_VOLT</text:p>
          </table:table-cell>
          <table:table-cell/>
          <table:table-cell office:value-type="string" calcext:value-type="string">
            <text:p>CONFIG_AXP_DCDC3_VOLT=1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4_VOLT</text:p>
          </table:table-cell>
          <table:table-cell/>
          <table:table-cell office:value-type="string" calcext:value-type="string">
            <text:p>CONFIG_AXP_DCDC4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5_VOLT</text:p>
          </table:table-cell>
          <table:table-cell/>
          <table:table-cell office:value-type="string" calcext:value-type="string">
            <text:p>CONFIG_AXP_DCDC5_VOLT=1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1_VOLT</text:p>
          </table:table-cell>
          <table:table-cell/>
          <table:table-cell office:value-type="string" calcext:value-type="string">
            <text:p>CONFIG_AXP_ALDO1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2_VOLT</text:p>
          </table:table-cell>
          <table:table-cell/>
          <table:table-cell office:value-type="string" calcext:value-type="string">
            <text:p>CONFIG_AXP_ALDO2_VOLT=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3_VOLT</text:p>
          </table:table-cell>
          <table:table-cell/>
          <table:table-cell office:value-type="string" calcext:value-type="string">
            <text:p>CONFIG_AXP_ALDO3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1_VOLT</text:p>
          </table:table-cell>
          <table:table-cell/>
          <table:table-cell table:style-name="ce10" office:value-type="string" calcext:value-type="string">
            <text:p>CONFIG_AXP_DLDO1_VOLT=3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2_VOLT</text:p>
          </table:table-cell>
          <table:table-cell/>
          <table:table-cell office:value-type="string" calcext:value-type="string">
            <text:p>CONFIG_AXP_DLDO2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3_VOLT</text:p>
          </table:table-cell>
          <table:table-cell/>
          <table:table-cell office:value-type="string" calcext:value-type="string">
            <text:p>CONFIG_AXP_DLDO3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4_VOLT</text:p>
          </table:table-cell>
          <table:table-cell/>
          <table:table-cell office:value-type="string" calcext:value-type="string">
            <text:p>CONFIG_AXP_DLDO4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1_VOLT</text:p>
          </table:table-cell>
          <table:table-cell/>
          <table:table-cell office:value-type="string" calcext:value-type="string">
            <text:p>CONFIG_AXP_ELDO1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2_VOLT</text:p>
          </table:table-cell>
          <table:table-cell/>
          <table:table-cell office:value-type="string" calcext:value-type="string">
            <text:p>CONFIG_AXP_ELDO2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3_VOLT</text:p>
          </table:table-cell>
          <table:table-cell/>
          <table:table-cell office:value-type="string" calcext:value-type="string">
            <text:p>CONFIG_AXP_ELDO3_VOLT=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W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WM_SANDBO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AM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mote Processo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set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ESE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al Time Clo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T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C_S35392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CS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rial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AUDRATE</text:p>
          </table:table-cell>
          <table:table-cell/>
          <table:table-cell office:value-type="string" calcext:value-type="string">
            <text:p>CONFIG_BAUDRATE=115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EQUIRE_SERIAL_CONSOLE</text:p>
          </table:table-cell>
          <table:table-cell/>
          <table:table-cell office:value-type="string" calcext:value-type="string">
            <text:p>CONFIG_REQUIRE_SERIAL_CONSOL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ECIFY_CONSOLE_INDEX</text:p>
          </table:table-cell>
          <table:table-cell/>
          <table:table-cell office:value-type="string" calcext:value-type="string">
            <text:p>CONFIG_SPECIFY_CONSOLE_INDE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ERIAL_PRESENT</text:p>
          </table:table-cell>
          <table:table-cell/>
          <table:table-cell office:value-type="string" calcext:value-type="string">
            <text:p>CONFIG_SERIAL_PRESEN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ERIAL_PRESENT</text:p>
          </table:table-cell>
          <table:table-cell/>
          <table:table-cell office:value-type="string" calcext:value-type="string">
            <text:p>CONFIG_SPL_SERIAL_PRESEN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_INDEX</text:p>
          </table:table-cell>
          <table:table-cell/>
          <table:table-cell table:style-name="ce10" office:value-type="string" calcext:value-type="string">
            <text:p>CONFIG_CONS_INDEX=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ERIAL</text:p>
          </table:table-cell>
          <table:table-cell/>
          <table:table-cell office:value-type="string" calcext:value-type="string">
            <text:p>CONFIG_DM_SERIA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ERIAL_RX_BUFF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ERIAL_SEARCH_AL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DM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UART_SKIP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JTAG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MEL_US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LINFLEX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LP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EBU_A3700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ULLDEV_SERIA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NS16550</text:p>
          </table:table-cell>
          <table:table-cell/>
          <table:table-cell office:value-type="string" calcext:value-type="string">
            <text:p>CONFIG_SYS_NS16550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L01X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SM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XA_SERIA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oun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OU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MI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ystem reset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_SYSC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THERMA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im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IME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PM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USB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Host Controlle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X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E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O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U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egacy MUSB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U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AVIN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USB Controller Dri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HOST</text:p>
          </table:table-cell>
          <table:table-cell/>
          <table:table-cell table:style-name="ce10" office:value-type="string" calcext:value-type="string">
            <text:p>CONFIG_USB_MUSB_HOS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T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AM35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DSP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SUNXI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PIO_ONLY</text:p>
          </table:table-cell>
          <table:table-cell/>
          <table:table-cell office:value-type="string" calcext:value-type="string">
            <text:p>CONFIG_USB_MUSB_PIO_ONLY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Ph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WL4030_US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MAP_USB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OCKCHIP_USB2_PHY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LPI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peripheral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STORAGE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KEYBOARD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USB_EVENT_POL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USB_EVENT_POLL_VIA_INT_QUEUE</text:p>
          </table:table-cell>
          <table:table-cell/>
          <table:table-cell table:style-name="ce10" office:value-type="string" calcext:value-type="string">
            <text:p>CONFIG_SYS_USB_EVENT_POLL_VIA_INT_QUEU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USB_EVENT_POLL_VIA_CONTROL_E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MANUFACTURER</text:p>
          </table:table-cell>
          <table:table-cell/>
          <table:table-cell office:value-type="string" calcext:value-type="string">
            <text:p>CONFIG_USB_GADGET_MANUFACTURER="Allwinner Technology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VENDOR_NUM</text:p>
          </table:table-cell>
          <table:table-cell/>
          <table:table-cell office:value-type="string" calcext:value-type="string">
            <text:p>CONFIG_USB_GADGET_VENDOR_NUM=0x1f3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PRODUCT_NUM</text:p>
          </table:table-cell>
          <table:table-cell/>
          <table:table-cell office:value-type="string" calcext:value-type="string">
            <text:p>CONFIG_USB_GADGET_PRODUCT_NUM=0x101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ATMEL_USB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BCM_UDC_OTG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DWC2_OT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I_UD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VBUS_DRAW</text:p>
          </table:table-cell>
          <table:table-cell/>
          <table:table-cell office:value-type="string" calcext:value-type="string">
            <text:p>CONFIG_USB_GADGET_VBUS_DRAW=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DOWNLO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ETH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HOST_ETHE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VIDE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WHITE_ON_BLAC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O_FB_CLEA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rueType Font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VES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ANX980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SSD28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HITACHI_TX18D42V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MVEB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ISPLA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FSL_DCU_F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TEGRA2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BRIDG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</text:p>
          </table:table-cell>
          <table:table-cell/>
          <table:table-cell office:value-type="string" calcext:value-type="string">
            <text:p>CONFIG_VIDE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FB_CONSOLE</text:p>
          </table:table-cell>
          <table:table-cell/>
          <table:table-cell office:value-type="string" calcext:value-type="string">
            <text:p>CONFIG_CFB_CONSO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FB_CONSOLE_ANS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GA_AS_SINGLE_DEVICE</text:p>
          </table:table-cell>
          <table:table-cell/>
          <table:table-cell office:value-type="string" calcext:value-type="string">
            <text:p>CONFIG_VGA_AS_SINGLE_DEVIC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SW_CURSOR</text:p>
          </table:table-cell>
          <table:table-cell/>
          <table:table-cell office:value-type="string" calcext:value-type="string">
            <text:p>CONFIG_VIDEO_SW_CURSOR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SOLE_EXTRA_INFO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OLE_SCROLL_LINES</text:p>
          </table:table-cell>
          <table:table-cell/>
          <table:table-cell office:value-type="string" calcext:value-type="string">
            <text:p>CONFIG_CONSOLE_SCROLL_LINES=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BG_COL</text:p>
          </table:table-cell>
          <table:table-cell/>
          <table:table-cell office:value-type="string" calcext:value-type="string">
            <text:p>CONFIG_SYS_CONSOLE_BG_COL=0x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FG_COL</text:p>
          </table:table-cell>
          <table:table-cell/>
          <table:table-cell office:value-type="string" calcext:value-type="string">
            <text:p>CONFIG_SYS_CONSOLE_FG_COL=0xa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SIMP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DT_SIMPLEFB</text:p>
          </table:table-cell>
          <table:table-cell/>
          <table:table-cell office:value-type="string" calcext:value-type="string">
            <text:p>CONFIG_VIDEO_DT_SIMPLEFB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Watchdog Tim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M2835_W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LP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S_TO_BU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le system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BTRF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CBF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EXT4</text:p>
          </table:table-cell>
          <table:table-cell/>
          <table:table-cell office:value-type="string" calcext:value-type="string">
            <text:p>CONFIG_FS_EXT4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XT4_WRIT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FAT</text:p>
          </table:table-cell>
          <table:table-cell/>
          <table:table-cell office:value-type="string" calcext:value-type="string">
            <text:p>CONFIG_FS_FA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AT_WRITE</text:p>
          </table:table-cell>
          <table:table-cell/>
          <table:table-cell office:value-type="string" calcext:value-type="string">
            <text:p>CONFIG_FAT_WRI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FAT_MAX_CLUSTSIZE</text:p>
          </table:table-cell>
          <table:table-cell/>
          <table:table-cell office:value-type="string" calcext:value-type="string">
            <text:p>CONFIG_FS_FAT_MAX_CLUSTSIZE=65536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JFF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BIFS_SILENCE_MS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CRAMF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YAFFS2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ibrary routi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C_OPTIMIZE_LIBS_FOR_SPE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YNAMIC_CRC_T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VE_PRIVATE_LIBGCC</text:p>
          </table:table-cell>
          <table:table-cell/>
          <table:table-cell office:value-type="string" calcext:value-type="string">
            <text:p>CONFIG_HAVE_PRIVATE_LIBGC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IB_UUID</text:p>
          </table:table-cell>
          <table:table-cell/>
          <table:table-cell office:value-type="string" calcext:value-type="string">
            <text:p>CONFIG_LIB_UUI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INTF</text:p>
          </table:table-cell>
          <table:table-cell/>
          <table:table-cell office:value-type="string" calcext:value-type="string">
            <text:p>CONFIG_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PRINTF</text:p>
          </table:table-cell>
          <table:table-cell/>
          <table:table-cell office:value-type="string" calcext:value-type="string">
            <text:p>CONFIG_SPL_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RINTF</text:p>
          </table:table-cell>
          <table:table-cell/>
          <table:table-cell office:value-type="string" calcext:value-type="string">
            <text:p>CONFIG_S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PRINTF</text:p>
          </table:table-cell>
          <table:table-cell/>
          <table:table-cell office:value-type="string" calcext:value-type="string">
            <text:p>CONFIG_SPL_S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TRTO</text:p>
          </table:table-cell>
          <table:table-cell/>
          <table:table-cell office:value-type="string" calcext:value-type="string">
            <text:p>CONFIG_STR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RTO</text:p>
          </table:table-cell>
          <table:table-cell/>
          <table:table-cell office:value-type="string" calcext:value-type="string">
            <text:p>CONFIG_SPL_STR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PRIVATE_LIBGCC</text:p>
          </table:table-cell>
          <table:table-cell/>
          <table:table-cell office:value-type="string" calcext:value-type="string">
            <text:p>CONFIG_USE_PRIVATE_LIBGC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HZ</text:p>
          </table:table-cell>
          <table:table-cell/>
          <table:table-cell office:value-type="string" calcext:value-type="string">
            <text:p>CONFIG_SYS_HZ=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TINY_PRINTF</text:p>
          </table:table-cell>
          <table:table-cell/>
          <table:table-cell office:value-type="string" calcext:value-type="string">
            <text:p>CONFIG_USE_TINY_PRINTF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ANIC_HAN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EGEX</text:p>
          </table:table-cell>
          <table:table-cell/>
          <table:table-cell office:value-type="string" calcext:value-type="string">
            <text:p>CONFIG_REGE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IB_RAND</text:p>
          </table:table-cell>
          <table:table-cell/>
          <table:table-cell office:value-type="string" calcext:value-type="string">
            <text:p>CONFIG_LIB_RAN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IB_HW_R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TINY_MEM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TINY_MEM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ITREVERS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HRYSTON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S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M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Hashing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256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_HW_ACCE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pression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M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LZ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GZ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RRNO_ST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HEXDUM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LIBFDT</text:p>
          </table:table-cell>
          <table:table-cell/>
          <table:table-cell office:value-type="string" calcext:value-type="string">
            <text:p>CONFIG_OF_LIB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LIBFDT_OVERLA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F_LIBF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DT_FIXUP_PARTITION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ystem tabl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PTE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PTEE_LOAD_ADDR</text:p>
          </table:table-cell>
          <table:table-cell/>
          <table:table-cell office:value-type="string" calcext:value-type="string">
            <text:p>CONFIG_OPTEE_LOAD_ADDR=0x00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M_OPTE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NIT_TEST is not set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CONFIG_VAL(option)</text:p>
          </table:table-cell>
          <table:table-cell office:value-type="string" calcext:value-type="string">
            <text:p>config_val(optio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MODULE(option)</text:p>
          </table:table-cell>
          <table:table-cell office:value-type="string" calcext:value-type="string">
            <text:p>config_enabled(CONFIG_VAL(option ##_MODULE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BUILTIN(option)</text:p>
          </table:table-cell>
          <table:table-cell office:value-type="string" calcext:value-type="string">
            <text:p>config_enabled(CONFIG_VAL(option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ENABLED(option)</text:p>
          </table:table-cell>
          <table:table-cell office:value-type="string" calcext:value-type="string">
            <text:p>(config_enabled(CONFIG_VAL(option)) || config_enabled(CONFIG_VAL(option ##_MODULE)))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BOARDDIR</text:p>
          </table:table-cell>
          <table:table-cell office:value-type="string" calcext:value-type="string">
            <text:p>board/sunxi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MISC_INIT_R</text:p>
          </table:table-cell>
          <table:table-cell table:number-columns-repeated="1023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NR_DRAM_BAN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LOAD_ADDR</text:p>
          </table:table-cell>
          <table:table-cell office:value-type="string" calcext:value-type="string">
            <text:p>0x4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INIT_RAM_ADDR</text:p>
          </table:table-cell>
          <table:table-cell office:value-type="string" calcext:value-type="string">
            <text:p>0x0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INIT_RAM_SIZE</text:p>
          </table:table-cell>
          <table:table-cell office:value-type="string" calcext:value-type="string">
            <text:p>0x80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SYS_C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P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SYS_MONITOR_LEN</text:p>
          </table:table-cell>
          <table:table-cell office:value-type="string" calcext:value-type="string">
            <text:p>(768 &lt;&lt; 10)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SPD_BUS_NUM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VIDEO_STD_TIMIN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VIDEO_LOG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UNXI_MAX_FB_SIZE</text:p>
          </table:table-cell>
          <table:table-cell office:value-type="string" calcext:value-type="string">
            <text:p>(16 &lt;&lt; 2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2C_ED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VIDEO_LCD_I2C_BUS</text:p>
          </table:table-cell>
          <table:table-cell office:value-type="string" calcext:value-type="string">
            <text:p>-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SYS_MALLOC_LEN</text:p>
          </table:table-cell>
          <table:table-cell office:value-type="string" calcext:value-type="string">
            <text:p>(CONFIG_ENV_SIZE + (64 &lt;&lt; 20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TEXT_BASE</text:p>
          </table:table-cell>
          <table:table-cell office:value-type="string" calcext:value-type="string">
            <text:p>0x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MAXARGS</text:p>
          </table:table-cell>
          <table:table-cell office:value-type="string" calcext:value-type="string">
            <text:p>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OARD_LOAD_IMA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PL_STACK</text:p>
          </table:table-cell>
          <table:table-cell office:value-type="string" calcext:value-type="string">
            <text:p>LOW_LEVEL_SRAM_ST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TANDALONE_LOAD_ADDR</text:p>
          </table:table-cell>
          <table:table-cell office:value-type="string" calcext:value-type="string">
            <text:p>CONFIG_SYS_LOAD_ADD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SDRAM_BASE</text:p>
          </table:table-cell>
          <table:table-cell office:value-type="string" calcext:value-type="string">
            <text:p>0x40000000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LMB</text:p>
          </table:table-cell>
          <table:table-cell table:number-columns-repeated="1023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MAX_FLASH_SECT</text:p>
          </table:table-cell>
          <table:table-cell office:value-type="string" calcext:value-type="string">
            <text:p>512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GZIP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ZLIB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PL_MAX_SIZE</text:p>
          </table:table-cell>
          <table:table-cell office:value-type="string" calcext:value-type="string">
            <text:p>0x5fa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INIT_SP_ADDR</text:p>
          </table:table-cell>
          <table:table-cell office:value-type="string" calcext:value-type="string">
            <text:p>(CONFIG_SYS_INIT_RAM_ADDR + CONFIG_SYS_INIT_SP_OFFSET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BOOT_RAMDISK_HI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YS_INIT_SP_OFFSET</text:p>
          </table:table-cell>
          <table:table-cell office:value-type="string" calcext:value-type="string">
            <text:p>(CONFIG_SYS_INIT_RAM_SIZE - GENERATED_GBL_DATA_SIZ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SS_MAX_SIZE</text:p>
          </table:table-cell>
          <table:table-cell office:value-type="string" calcext:value-type="string">
            <text:p>0x0008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SS_START_ADDR</text:p>
          </table:table-cell>
          <table:table-cell office:value-type="string" calcext:value-type="string">
            <text:p>0x4ff8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PAD_TO</text:p>
          </table:table-cell>
          <table:table-cell office:value-type="string" calcext:value-type="string">
            <text:p>32768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UNXI_GP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UNXI_USB_PHYS</text:p>
          </table:table-cell>
          <table:table-cell office:value-type="string" calcext:value-type="string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MMC_SUNXI_SLOT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HELP_CMD_WIDTH</text:p>
          </table:table-cell>
          <table:table-cell office:value-type="string" calcext:value-type="string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NS16550_CLK</text:p>
          </table:table-cell>
          <table:table-cell office:value-type="string" calcext:value-type="string">
            <text:p>24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NS16550_SER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YS_BAUDRATE_TABLE</text:p>
          </table:table-cell>
          <table:table-cell office:value-type="string" calcext:value-type="string">
            <text:p>{ 9600, 19200, 38400, 57600, 115200 }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PREBOO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MACH_TYPE_COMPAT_REV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ETUP_MEMORY_TA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ERIAL_T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CMDLINE_T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INITRD_TAG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BOOTM_RTEM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NETBS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VXWOR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LINUX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PLAN9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EXTRA_ENV_SETTINGS</text:p>
          </table:table-cell>
          <table:table-cell office:value-type="string" calcext:value-type="string">
            <text:p>CONSOLE_ENV_SETTI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EM_LAYOUT_ENV_SETTI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FU_ALT_INFO_RA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fdtfile=" FDTFILE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console=ttyS0,115200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XI_MTDIDS_DEFAUL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XI_MTDPARTS_DEFAUL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uuid_gpt_esp=" UUID_GPT_ESP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uuid_gpt_system=" UUID_GPT_SYSTEM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partitions=" PARTS_DEFAULT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TCMD_SUNXI_COMP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TENV</text:p>
          </table:table-cell>
          <table:table-cell table:number-columns-repeated="1022"/>
        </table:table-row>
        <table:table-row table:style-name="ro3" table:number-rows-repeated="1047237">
          <table:table-cell table:number-columns-repeated="1024"/>
        </table:table-row>
        <table:table-row table:style-name="ro4" table:number-rows-repeated="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6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number-columns-repeated="4" table:default-cell-style-name="ce1"/>
        <table:table-column table:style-name="co17" table:default-cell-style-name="ce1"/>
        <table:table-column table:style-name="co2" table:number-columns-repeated="1007" table:default-cell-style-name="ce1"/>
        <table:table-row table:style-name="ro2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10m5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3c12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M5208EVBE</text:p>
          </table:table-cell>
          <table:table-cell office:value-type="string" calcext:value-type="string">
            <text:p>M68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52277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277EVB_stmicr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35EVB_Flash3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3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49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53DEM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53EVB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72C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7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82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017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29AF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29BF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73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r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rmii_lowfreq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serial_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serial_r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1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1EVB_stmicr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a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i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inte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stm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A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B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C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D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E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F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G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A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B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C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D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E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F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G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H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core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MCORE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astro_mcf5373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STRO_MCF5373L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bra527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COBRA527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mark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STMARK2</text:p>
          </table:table-cell>
          <table:table-cell table:number-columns-repeated="2"/>
          <table:table-cell office:value-type="string" calcext:value-type="string">
            <text:p>CF_SBF,SYS_SERIAL_BOOT,SYS_INPUT_CLKSRC=30000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b_cpu528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F0004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b_cpu5282_interna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000041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adp-ae3xx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dp-ag101p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xs101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AXS10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xs103</text:p>
          </table:table-cell>
          <table:table-cell office:value-type="string" calcext:value-type="string">
            <text:p>AR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sdk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HSDK</text:p>
          </table:table-cell>
          <table:table-cell office:value-type="string" calcext:value-type="string">
            <text:p>h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7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700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hs38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hs38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b1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TB100</text:p>
          </table:table-cell>
          <table:table-cell office:value-type="string" calcext:value-type="string">
            <text:p>abilis_tb100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bayley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BAYLEYBAY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erryhill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ERRYHILL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chromebook_link6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64</text:p>
          </table:table-cell>
          <table:table-cell table:number-columns-repeated="6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ok_link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</text:p>
          </table:table-cell>
          <table:table-cell table:number-columns-repeated="4"/>
          <table:table-cell office:value-type="string" calcext:value-type="string">
            <text:p>HAVE_VGA_BIOS</text:p>
          </table:table-cell>
          <table:table-cell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ok_samus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SAMUS</text:p>
          </table:table-cell>
          <table:table-cell office:value-type="string" calcext:value-type="string">
            <text:p>chromebook_samu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x_panther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X_PANTHER</text:p>
          </table:table-cell>
          <table:table-cell office:value-type="string" calcext:value-type="string">
            <text:p>chromebox_panther</text:p>
          </table:table-cell>
          <table:table-cell table:number-columns-repeated="3"/>
          <table:table-cell office:value-type="string" calcext:value-type="string">
            <text:p>HAVE_VGA_BIO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ga-qeval20-qa3-e3845-internal-uar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nga-qeval20-qa3-e3845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reboo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REB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ugarcanyon2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UGARCANYON2</text:p>
          </table:table-cell>
          <table:table-cell office:value-type="string" calcext:value-type="string">
            <text:p>cougarcanyon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rown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ROWNBAY</text:p>
          </table:table-cell>
          <table:table-cell office:value-type="string" calcext:value-type="string">
            <text:p>crownba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fi-bt700-q7x-151</text:p>
          </table:table-cell>
          <table:table-cell office:value-type="string" calcext:value-type="string">
            <text:p>X86</text:p>
          </table:table-cell>
          <table:table-cell table:number-columns-repeated="6"/>
          <table:table-cell office:value-type="string" calcext:value-type="string">
            <text:p>dfi-bt700-q7x-15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dison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DISON</text:p>
          </table:table-cell>
          <table:table-cell office:value-type="string" calcext:value-type="string">
            <text:p>edi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fi-x86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FI</text:p>
          </table:table-cell>
          <table:table-cell office:value-type="string" calcext:value-type="string">
            <text:p>ef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GALILEO</text:p>
          </table:table-cell>
          <table:table-cell office:value-type="string" calcext:value-type="string">
            <text:p>galile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innowmax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MINNOWMAX</text:p>
          </table:table-cell>
          <table:table-cell office:value-type="string" calcext:value-type="string">
            <text:p>minnowma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om-db5800-som-6867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SOM_DB5800_SOM_6867</text:p>
          </table:table-cell>
          <table:table-cell office:value-type="string" calcext:value-type="string">
            <text:p>baytrail_som-db5800-som-68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headorable-x86-conga-qa3-e3845-pcie-x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THEADORABLE_X86_CONGA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headorable-x86-conga-qa3-e384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adorable-x86-dfi-bt7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adorable_debug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nx25-ae250</text:p>
          </table:table-cell>
          <table:table-cell office:value-type="string" calcext:value-type="string">
            <text:p>RISCV</text:p>
          </table:table-cell>
          <table:table-cell table:number-columns-repeated="5"/>
          <table:table-cell office:value-type="string" calcext:value-type="string">
            <text:p>NX25_AE250</text:p>
          </table:table-cell>
          <table:table-cell office:value-type="string" calcext:value-type="string">
            <text:p>ae25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icroblaze-generic</text:p>
          </table:table-cell>
          <table:table-cell office:value-type="string" calcext:value-type="string">
            <text:p>MICROBLAZE</text:p>
          </table:table-cell>
          <table:table-cell table:number-columns-repeated="5"/>
          <table:table-cell office:value-type="string" calcext:value-type="string">
            <text:p>MICROBLAZE_GENERIC</text:p>
          </table:table-cell>
          <table:table-cell office:value-type="string" calcext:value-type="string">
            <text:p>microblaze-generic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xtfpga</text:p>
          </table:table-cell>
          <table:table-cell office:value-type="string" calcext:value-type="string">
            <text:p>XTENSA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p325rx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325RX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p_sh4a_4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_SH4A_4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goR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covec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COVEC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spt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SP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pr2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PR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2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0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22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2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5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50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0p773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0P773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2dplus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2DPL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7780mp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7780M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03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6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69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52evb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7752EVB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h7753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57lc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63r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85lcr_32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85lc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MIN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qemu-ppce500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QEMU_PPCE5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qemu-x86_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efi_payload3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efi_payload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arm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ar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64e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el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andbox64</text:p>
          </table:table-cell>
          <table:table-cell office:value-type="string" calcext:value-type="string">
            <text:p>SANDBOX64</text:p>
          </table:table-cell>
          <table:table-cell table:number-columns-repeated="6"/>
          <table:table-cell office:value-type="string" calcext:value-type="string">
            <text:p>sandbox6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andbox</text:p>
          </table:table-cell>
          <table:table-cell table:number-columns-repeated="7"/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andbox_flattr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ndbox_nobl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ndbox_spl_defconfig</text:p>
          </table:table-cell>
          <table:table-cell table:number-columns-repeated="1022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X" table:style-name="ta1">
        <table:table-column table:style-name="co2" table:number-columns-repeated="1024" table:default-cell-style-name="ce1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x6slevk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do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cm0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mx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1200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1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pp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dlarm2_lpddr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nd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os6ulde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abreau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dl2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dlarm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sd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_logi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geam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geam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5_fact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850v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wru4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evk_spin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7ulp_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ot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e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7d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cmon6_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l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x4devk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ining_2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-som-imx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_14x14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tinum_pic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dl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p_imx6q_tp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gtqmx6ev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c56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dl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au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ms-ba16-1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_nospl_c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cubox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sa_fuze_pl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5pd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6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ani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isiot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_f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2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press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8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fla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q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mi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_auart_cons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gw590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loc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arm2_lpddr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dl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barm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s1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cx902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_9x9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rq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6_no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l_14x14_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ve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_sps_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ks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450v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c52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te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tinum_titani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g09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650v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ms-ba1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_nospl_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l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arm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p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cmon6_n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p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mem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isiot_e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7ulp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fi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doo_n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q2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bs29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3_olinux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l_14x14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sm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d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comx6quq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rs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sabrel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h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co-imx6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co-imx7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1200</text:p>
          </table:table-cell>
          <table:table-cell table:number-columns-repeated="1022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trees" table:style-name="ta1">
        <table:table-column table:style-name="co18" table:default-cell-style-name="ce9"/>
        <table:table-column table:style-name="co19" table:default-cell-style-name="ce8"/>
        <table:table-column table:style-name="co19" table:number-columns-repeated="15" table:default-cell-style-name="ce9"/>
        <table:table-column table:style-name="co20" table:default-cell-style-name="ce9"/>
        <table:table-column table:style-name="co19" table:number-columns-repeated="8" table:default-cell-style-name="ce9"/>
        <table:table-column table:style-name="co4" table:default-cell-style-name="ce9"/>
        <table:table-column table:style-name="co19" table:number-columns-repeated="30" table:default-cell-style-name="ce9"/>
        <table:table-column table:style-name="co21" table:default-cell-style-name="ce9"/>
        <table:table-column table:style-name="co22" table:default-cell-style-name="ce9"/>
        <table:table-column table:style-name="co2" table:number-columns-repeated="940" table:default-cell-style-name="ce9"/>
        <table:table-row table:style-name="ro3">
          <table:table-cell table:style-name="ce5"/>
          <table:table-cell table:style-name="ce6" office:value-type="string" calcext:value-type="string">
            <text:p>bcm2835-rpi-b.dts</text:p>
          </table:table-cell>
          <table:table-cell table:style-name="ce5" table:number-columns-repeated="997"/>
        </table:table-row>
        <table:table-row table:style-name="ro3">
          <table:table-cell table:style-name="ce3"/>
          <table:table-cell table:style-name="ce7" office:value-type="string" calcext:value-type="string">
            <text:p>/memreserve/ 0x00000000 0x00001000;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3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compatible = "raspberrypi,model-b", "brcm,bcm2835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model = "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model = "Raspberry Pi Model B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interrupt-parent = &lt;&amp;intc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#address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#size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3"/>
          <table:table-cell table:style-name="ce7" office:value-type="string" calcext:value-type="string">
            <text:p>memory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device_type = "memory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reg = &lt;0 0x10000000&gt;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style-name="ce3"/>
          <table:table-cell table:style-name="ce7" office:value-type="string" calcext:value-type="string">
            <text:p>chosen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bootargs = "earlyprintk console=ttyAMA0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3"/>
          <table:table-cell table:style-name="ce7" office:value-type="string" calcext:value-type="string">
            <text:p>aliases</text:p>
          </table:table-cell>
          <table:table-cell table:style-name="ce3" table:number-columns-repeated="55"/>
          <table:table-cell table:style-name="ce3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ethernet0 = &amp;ethernet;</text:p>
          </table:table-cell>
          <table:table-cell table:number-columns-repeated="54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style-name="ce3"/>
          <table:table-cell table:style-name="ce7" office:value-type="string" calcext:value-type="string">
            <text:p>cpus</text:p>
          </table:table-cell>
          <table:table-cell table:style-name="ce3" table:number-columns-repeated="55"/>
          <table:table-cell table:style-name="ce3" office:value-type="string" calcext:value-type="string">
            <text:p>bcm2835.dtsi</text:p>
          </table:table-cell>
          <table:table-cell table:style-name="ce5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pu@0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evice_type = "cp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arm,arm1176jzf-s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style-name="ce3"/>
          <table:table-cell table:style-name="ce3" office:value-type="string" calcext:value-type="string">
            <text:p>thermal-zone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3">
          <table:table-cell office:value-type="string" calcext:value-type="string">
            <text:p>cpu_thermal</text:p>
          </table:table-cell>
          <table:table-cell/>
          <table:table-cell table:style-name="ce8" office:value-type="string" calcext:value-type="string">
            <text:p>cpu-thermal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polling-delay-passive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polling-delay = &lt;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thermal-sensors = &lt;&amp;thermal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oefficients = &lt;(-538) 40700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trips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/>
          <table:table-cell office:value-type="string" calcext:value-type="string">
            <text:p>cpu-crit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emperature= &lt;8000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hysteresis= &lt;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ype= "critical"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/>
          <table:table-cell office:value-type="string" calcext:value-type="string">
            <text:p>cooling-maps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3"/>
          <table:table-cell table:style-name="ce7" office:value-type="string" calcext:value-type="string">
            <text:p>leds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" office:value-type="string" calcext:value-type="string">
            <text:p>compatible = "gpio-leds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" office:value-type="string" calcext:value-type="string">
            <text:p>act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"/>
          <table:table-cell office:value-type="string" calcext:value-type="string">
            <text:p>label = "AC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"/>
          <table:table-cell office:value-type="string" calcext:value-type="string">
            <text:p>default-state = "keep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"/>
          <table:table-cell office:value-type="string" calcext:value-type="string">
            <text:p>linux,default-trigger = "heartbea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"/>
          <table:table-cell office:value-type="string" calcext:value-type="string">
            <text:p>gpios = &lt;&amp;gpio 16 1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style-name="ce3" office:value-type="string" calcext:value-type="string">
            <text:p>soc</text:p>
          </table:table-cell>
          <table:table-cell table:style-name="ce7" office:value-type="string" calcext:value-type="string">
            <text:p>soc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3">
          <table:table-cell table:number-columns-repeated="2"/>
          <table:table-cell table:style-name="ce8"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office:value-type="string" calcext:value-type="string">
            <text:p>#size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office:value-type="string" calcext:value-type="string">
            <text:p>u-boot,dm-pre-reloc;</text:p>
          </table:table-cell>
          <table:table-cell table:number-columns-repeated="54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office:value-type="string" calcext:value-type="string">
            <text:p>ranges = &lt;0x7e000000 0x20000000 0x02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office:value-type="string" calcext:value-type="string">
            <text:p>dma-ranges = &lt;0x40000000 0x00000000 0x20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firmware</text:p>
          </table:table-cell>
          <table:table-cell/>
          <table:table-cell table:style-name="ce8" office:value-type="string" calcext:value-type="string">
            <text:p>firmware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ompatible = "raspberrypi,bcm2835-firmware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mboxes = &lt;&amp;mailbox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ower</text:p>
          </table:table-cell>
          <table:table-cell/>
          <table:table-cell table:style-name="ce8" office:value-type="string" calcext:value-type="string">
            <text:p>power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ompatible = "raspberrypi,bcm2835-power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firmware = &lt;&amp;firmware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#power-domain-cells = &lt;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office:value-type="string" calcext:value-type="string">
            <text:p>arm-pmu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ompatible = "arm,arm1176-pm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office:value-type="string" calcext:value-type="string">
            <text:p>timer@7e0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ompatible = "brcm,bcm2835-system-timer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reg = &lt;0x7e003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interrupts = &lt;1 0&gt;, &lt;1 1&gt;, &lt;1 2&gt;, &lt;1 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lock-frequency = &lt;1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ma</text:p>
          </table:table-cell>
          <table:table-cell/>
          <table:table-cell table:style-name="ce8" office:value-type="string" calcext:value-type="string">
            <text:p>dma@7e0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ompatible = "brcm,bcm2835-dma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reg = &lt;0x7e007000 0xf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interrupts = &lt;1 16&gt;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interrupt-names = "dma0"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5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6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7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8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9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0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-shared-all";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#dma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brcm,dma-channel-mask = &lt;0x7f3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ntc</text:p>
          </table:table-cell>
          <table:table-cell/>
          <table:table-cell table:style-name="ce8" office:value-type="string" calcext:value-type="string">
            <text:p>interrupt-controller@7e00b2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ompatible = "brcm,bcm2835-armctrl-i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reg = &lt;0x7e00b200 0x2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office:value-type="string" calcext:value-type="string">
            <text:p>watchdog@7e1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ompatible = "brcm,bcm2835-pm-wd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reg = &lt;0x7e100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ocks</text:p>
          </table:table-cell>
          <table:table-cell/>
          <table:table-cell table:style-name="ce8" office:value-type="string" calcext:value-type="string">
            <text:p>cprman@7e1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ompatible = "brcm,bcm2835-cprman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reg = &lt;0x7e101000 0x2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locks = &lt;&amp;clk_osc&gt;,</text:p>
          </table:table-cell>
          <table:table-cell table:number-columns-repeated="7"/>
          <table:table-cell office:value-type="string" calcext:value-type="string">
            <text:p>&lt;&amp;dsi0 0&gt;, &lt;&amp;dsi0 1&gt;, &lt;&amp;dsi0 2&gt;,</text:p>
          </table:table-cell>
          <table:table-cell table:number-columns-repeated="12"/>
          <table:table-cell office:value-type="string" calcext:value-type="string">
            <text:p>&lt;&amp;dsi1 0&gt;, &lt;&amp;dsi1 1&gt;, &lt;&amp;dsi1 2&gt;;</text:p>
          </table:table-cell>
          <table:table-cell table:number-columns-repeated="3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office:value-type="string" calcext:value-type="string">
            <text:p>rng@7e1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ompatible = "brcm,bcm2835-rn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reg = &lt;0x7e104000 0x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mailbox</text:p>
          </table:table-cell>
          <table:table-cell/>
          <table:table-cell table:style-name="ce8" office:value-type="string" calcext:value-type="string">
            <text:p>mailbox@7e00b8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compatible = "brcm,bcm2835-mbo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reg = &lt;0x7e00b8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interrupts = &lt;0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office:value-type="string" calcext:value-type="string">
            <text:p>#mbox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io</text:p>
          </table:table-cell>
          <table:table-cell/>
          <table:table-cell table:style-name="ce8" office:value-type="string" calcext:value-type="string">
            <text:p>gpio@7e2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style-name="ce8" office:value-type="string" calcext:value-type="string">
            <text:p>compatible = "brcm,bcm2835-gpio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style-name="ce8" office:value-type="string" calcext:value-type="string">
            <text:p>reg = &lt;0x7e200000 0xb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style-name="ce8" office:value-type="string" calcext:value-type="string">
            <text:p>interrupts = &lt;2 17&gt;, &lt;2 18&gt;, &lt;2 19&gt;, &lt;2 2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style-name="ce8" office:value-type="string" calcext:value-type="string">
            <text:p>gpio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style-name="ce8" office:value-type="string" calcext:value-type="string">
            <text:p>#gpio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style-name="ce8"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style-name="ce8"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style-name="ce8"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style-name="ce8" office:value-type="string" calcext:value-type="string">
            <text:p>gpio-line-names = "SDA0",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A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_G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LAN_RU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1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0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ISO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OSI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S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T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R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TATUS_LED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7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8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0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4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5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5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7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8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0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1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1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HDMI_HPD_P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ARD_DE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LK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MD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0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1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2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3_R";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/>
          <table:table-cell table:style-name="ce8" office:value-type="string" calcext:value-type="string">
            <text:p>pinctrl-0 = &lt;&amp;gpioout &amp;alt0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ioout</text:p>
          </table:table-cell>
          <table:table-cell/>
          <table:table-cell table:style-name="ce8"/>
          <table:table-cell table:style-name="ce8" office:value-type="string" calcext:value-type="string">
            <text:p>gpioout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GPIO_OUT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alt0</text:p>
          </table:table-cell>
          <table:table-cell/>
          <table:table-cell table:style-name="ce8"/>
          <table:table-cell table:style-name="ce8" office:value-type="string" calcext:value-type="string">
            <text:p>alt0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 5 7 8 9 10 11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pi_gpio0</text:p>
          </table:table-cell>
          <table:table-cell/>
          <table:table-cell table:style-name="ce8"/>
          <table:table-cell table:style-name="ce8" office:value-type="string" calcext:value-type="string">
            <text:p>dpi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0 1 2 3 4 5 6 7 8 9 10 11</text:p>
          </table:table-cell>
          <table:table-cell table:number-columns-repeated="13"/>
          <table:table-cell office:value-type="string" calcext:value-type="string">
            <text:p>12 13 14 15 16 17 18 19</text:p>
          </table:table-cell>
          <table:table-cell table:number-columns-repeated="8"/>
          <table:table-cell office:value-type="string" calcext:value-type="string">
            <text:p>20 21 22 23 24 25 26 27&gt;;</text:p>
          </table:table-cell>
          <table:table-cell table:number-columns-repeated="2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22</text:p>
          </table:table-cell>
          <table:table-cell/>
          <table:table-cell table:style-name="ce8"/>
          <table:table-cell table:style-name="ce8" office:value-type="string" calcext:value-type="string">
            <text:p>emmc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34</text:p>
          </table:table-cell>
          <table:table-cell/>
          <table:table-cell table:style-name="ce8"/>
          <table:table-cell table:style-name="ce8" office:value-type="string" calcext:value-type="string">
            <text:p>emmc_gpio3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34 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ull = &lt;BCM2835_PUD_OFF</text:p>
          </table:table-cell>
          <table:table-cell table:number-columns-repeated="12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&gt;;</text:p>
          </table:table-cell>
          <table:table-cell table:number-columns-repeated="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48</text:p>
          </table:table-cell>
          <table:table-cell/>
          <table:table-cell table:style-name="ce8"/>
          <table:table-cell table:style-name="ce8" office:value-type="string" calcext:value-type="string">
            <text:p>emmc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0_gpio4</text:p>
          </table:table-cell>
          <table:table-cell/>
          <table:table-cell table:style-name="ce8"/>
          <table:table-cell table:style-name="ce8" office:value-type="string" calcext:value-type="string">
            <text:p>gpclk0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5</text:p>
          </table:table-cell>
          <table:table-cell/>
          <table:table-cell table:style-name="ce8"/>
          <table:table-cell table:style-name="ce8" office:value-type="string" calcext:value-type="string">
            <text:p>gpclk1_gpio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42</text:p>
          </table:table-cell>
          <table:table-cell/>
          <table:table-cell table:style-name="ce8"/>
          <table:table-cell table:style-name="ce8" office:value-type="string" calcext:value-type="string">
            <text:p>gpclk1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44</text:p>
          </table:table-cell>
          <table:table-cell/>
          <table:table-cell table:style-name="ce8"/>
          <table:table-cell table:style-name="ce8" office:value-type="string" calcext:value-type="string">
            <text:p>gpclk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2_gpio6</text:p>
          </table:table-cell>
          <table:table-cell/>
          <table:table-cell table:style-name="ce8"/>
          <table:table-cell table:style-name="ce8" office:value-type="string" calcext:value-type="string">
            <text:p>gpclk2_gpio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2_gpio43</text:p>
          </table:table-cell>
          <table:table-cell/>
          <table:table-cell table:style-name="ce8"/>
          <table:table-cell table:style-name="ce8" office:value-type="string" calcext:value-type="string">
            <text:p>gpclk2_gpio4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0</text:p>
          </table:table-cell>
          <table:table-cell/>
          <table:table-cell table:style-name="ce8"/>
          <table:table-cell table:style-name="ce8" office:value-type="string" calcext:value-type="string">
            <text:p>i2c0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0 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28</text:p>
          </table:table-cell>
          <table:table-cell/>
          <table:table-cell table:style-name="ce8"/>
          <table:table-cell table:style-name="ce8" office:value-type="string" calcext:value-type="string">
            <text:p>i2c0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28 2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44</text:p>
          </table:table-cell>
          <table:table-cell/>
          <table:table-cell table:style-name="ce8"/>
          <table:table-cell table:style-name="ce8" office:value-type="string" calcext:value-type="string">
            <text:p>i2c0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_gpio2</text:p>
          </table:table-cell>
          <table:table-cell/>
          <table:table-cell table:style-name="ce8"/>
          <table:table-cell table:style-name="ce8" office:value-type="string" calcext:value-type="string">
            <text:p>i2c1_gpio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2 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_gpio44</text:p>
          </table:table-cell>
          <table:table-cell/>
          <table:table-cell table:style-name="ce8"/>
          <table:table-cell table:style-name="ce8" office:value-type="string" calcext:value-type="string">
            <text:p>i2c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_slave_gpio18</text:p>
          </table:table-cell>
          <table:table-cell/>
          <table:table-cell table:style-name="ce8"/>
          <table:table-cell table:style-name="ce8" office:value-type="string" calcext:value-type="string">
            <text:p>i2c_slave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jtag_gpio4</text:p>
          </table:table-cell>
          <table:table-cell/>
          <table:table-cell table:style-name="ce8"/>
          <table:table-cell table:style-name="ce8" office:value-type="string" calcext:value-type="string">
            <text:p>jtag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 5 6 12 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jtag_gpio22</text:p>
          </table:table-cell>
          <table:table-cell/>
          <table:table-cell table:style-name="ce8"/>
          <table:table-cell table:style-name="ce8" office:value-type="string" calcext:value-type="string">
            <text:p>jtag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cm_gpio18</text:p>
          </table:table-cell>
          <table:table-cell/>
          <table:table-cell table:style-name="ce8"/>
          <table:table-cell table:style-name="ce8" office:value-type="string" calcext:value-type="string">
            <text:p>pcm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cm_gpio28</text:p>
          </table:table-cell>
          <table:table-cell/>
          <table:table-cell table:style-name="ce8"/>
          <table:table-cell table:style-name="ce8" office:value-type="string" calcext:value-type="string">
            <text:p>pcm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28 29 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12</text:p>
          </table:table-cell>
          <table:table-cell/>
          <table:table-cell table:style-name="ce8"/>
          <table:table-cell table:style-name="ce8" office:value-type="string" calcext:value-type="string">
            <text:p>pwm0_gpio1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1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18</text:p>
          </table:table-cell>
          <table:table-cell/>
          <table:table-cell table:style-name="ce8"/>
          <table:table-cell table:style-name="ce8" office:value-type="string" calcext:value-type="string">
            <text:p>pwm0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18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40</text:p>
          </table:table-cell>
          <table:table-cell/>
          <table:table-cell table:style-name="ce8"/>
          <table:table-cell table:style-name="ce8" office:value-type="string" calcext:value-type="string">
            <text:p>pwm0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13</text:p>
          </table:table-cell>
          <table:table-cell/>
          <table:table-cell table:style-name="ce8"/>
          <table:table-cell table:style-name="ce8" office:value-type="string" calcext:value-type="string">
            <text:p>pwm1_gpio1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19</text:p>
          </table:table-cell>
          <table:table-cell/>
          <table:table-cell table:style-name="ce8"/>
          <table:table-cell table:style-name="ce8" office:value-type="string" calcext:value-type="string">
            <text:p>pwm1_gpio19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1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41</text:p>
          </table:table-cell>
          <table:table-cell/>
          <table:table-cell table:style-name="ce8"/>
          <table:table-cell table:style-name="ce8" office:value-type="string" calcext:value-type="string">
            <text:p>pwm1_gpio41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45</text:p>
          </table:table-cell>
          <table:table-cell/>
          <table:table-cell table:style-name="ce8"/>
          <table:table-cell table:style-name="ce8" office:value-type="string" calcext:value-type="string">
            <text:p>pwm1_gpio4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ost_gpio48</text:p>
          </table:table-cell>
          <table:table-cell/>
          <table:table-cell table:style-name="ce8"/>
          <table:table-cell table:style-name="ce8" office:value-type="string" calcext:value-type="string">
            <text:p>sdhost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0_gpio7</text:p>
          </table:table-cell>
          <table:table-cell/>
          <table:table-cell table:style-name="ce8"/>
          <table:table-cell table:style-name="ce8" office:value-type="string" calcext:value-type="string">
            <text:p>spi0_gpio7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7 8 9 10 1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0_gpio35</text:p>
          </table:table-cell>
          <table:table-cell/>
          <table:table-cell table:style-name="ce8"/>
          <table:table-cell table:style-name="ce8" office:value-type="string" calcext:value-type="string">
            <text:p>spi0_gpio3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1_gpio16</text:p>
          </table:table-cell>
          <table:table-cell/>
          <table:table-cell table:style-name="ce8"/>
          <table:table-cell table:style-name="ce8" office:value-type="string" calcext:value-type="string">
            <text:p>spi1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16 17 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2_gpio40</text:p>
          </table:table-cell>
          <table:table-cell/>
          <table:table-cell table:style-name="ce8"/>
          <table:table-cell table:style-name="ce8" office:value-type="string" calcext:value-type="string">
            <text:p>spi2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0 41 42 43 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14</text:p>
          </table:table-cell>
          <table:table-cell/>
          <table:table-cell table:style-name="ce8"/>
          <table:table-cell table:style-name="ce8" office:value-type="string" calcext:value-type="string">
            <text:p>uart0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16</text:p>
          </table:table-cell>
          <table:table-cell/>
          <table:table-cell table:style-name="ce8"/>
          <table:table-cell table:style-name="ce8" office:value-type="string" calcext:value-type="string">
            <text:p>uart0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30</text:p>
          </table:table-cell>
          <table:table-cell/>
          <table:table-cell table:style-name="ce8"/>
          <table:table-cell table:style-name="ce8" office:value-type="string" calcext:value-type="string">
            <text:p>uart0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32</text:p>
          </table:table-cell>
          <table:table-cell/>
          <table:table-cell table:style-name="ce8"/>
          <table:table-cell table:style-name="ce8" office:value-type="string" calcext:value-type="string">
            <text:p>uart0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36</text:p>
          </table:table-cell>
          <table:table-cell/>
          <table:table-cell table:style-name="ce8"/>
          <table:table-cell table:style-name="ce8" office:value-type="string" calcext:value-type="string">
            <text:p>uart0_gpio3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36 3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38</text:p>
          </table:table-cell>
          <table:table-cell/>
          <table:table-cell table:style-name="ce8"/>
          <table:table-cell table:style-name="ce8" office:value-type="string" calcext:value-type="string">
            <text:p>uart0_ctsrts_gpio3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14</text:p>
          </table:table-cell>
          <table:table-cell/>
          <table:table-cell table:style-name="ce8"/>
          <table:table-cell table:style-name="ce8" office:value-type="string" calcext:value-type="string">
            <text:p>uart1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16</text:p>
          </table:table-cell>
          <table:table-cell/>
          <table:table-cell table:style-name="ce8"/>
          <table:table-cell table:style-name="ce8" office:value-type="string" calcext:value-type="string">
            <text:p>uart1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32</text:p>
          </table:table-cell>
          <table:table-cell/>
          <table:table-cell table:style-name="ce8"/>
          <table:table-cell table:style-name="ce8" office:value-type="string" calcext:value-type="string">
            <text:p>uart1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30</text:p>
          </table:table-cell>
          <table:table-cell/>
          <table:table-cell table:style-name="ce8"/>
          <table:table-cell table:style-name="ce8" office:value-type="string" calcext:value-type="string">
            <text:p>uart1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40</text:p>
          </table:table-cell>
          <table:table-cell/>
          <table:table-cell table:style-name="ce8"/>
          <table:table-cell table:style-name="ce8" office:value-type="string" calcext:value-type="string">
            <text:p>uart1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0 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42</text:p>
          </table:table-cell>
          <table:table-cell/>
          <table:table-cell table:style-name="ce8"/>
          <table:table-cell table:style-name="ce8" office:value-type="string" calcext:value-type="string">
            <text:p>uart1_ctsrts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pins = &lt;42 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</text:p>
          </table:table-cell>
          <table:table-cell/>
          <table:table-cell table:style-name="ce8" office:value-type="string" calcext:value-type="string">
            <text:p>serial@7e2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l011", "arm,pl011", "arm,primecel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1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UART&gt;,</text:p>
          </table:table-cell>
          <table:table-cell table:number-columns-repeated="17"/>
          <table:table-cell office:value-type="string" calcext:value-type="string">
            <text:p>&lt;&amp;clocks BCM2835_CLOCK_VPU&gt;;</text:p>
          </table:table-cell>
          <table:table-cell table:number-columns-repeated="3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uartclk", "apb_pcl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rm,primecell-periphid = &lt;0x0024101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uart0_gpio14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ost</text:p>
          </table:table-cell>
          <table:table-cell/>
          <table:table-cell office:value-type="string" calcext:value-type="string">
            <text:p>mmc@7e2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dhos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2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sdhost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rx-t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s</text:p>
          </table:table-cell>
          <table:table-cell/>
          <table:table-cell office:value-type="string" calcext:value-type="string">
            <text:p>i2s@7e2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3000 0x20&gt;,</text:p>
          </table:table-cell>
          <table:table-cell table:number-columns-repeated="10"/>
          <table:table-cell office:value-type="string" calcext:value-type="string">
            <text:p>&lt;0x7e101098 0x02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2&gt;,</text:p>
          </table:table-cell>
          <table:table-cell table:number-columns-repeated="7"/>
          <table:table-cell office:value-type="string" calcext:value-type="string">
            <text:p>&lt;&amp;dma 3&gt;;</text:p>
          </table:table-cell>
          <table:table-cell table:number-columns-repeated="4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tx", "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spi@7e2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</text:p>
          </table:table-cell>
          <table:table-cell/>
          <table:table-cell office:value-type="string" calcext:value-type="string">
            <text:p>i2c@7e2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i2c0_gpio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2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6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2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si0</text:p>
          </table:table-cell>
          <table:table-cell/>
          <table:table-cell office:value-type="string" calcext:value-type="string">
            <text:p>dsi@7e209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dsi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9000 0x7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A_DSI0&gt;,</text:p>
          </table:table-cell>
          <table:table-cell table:number-columns-repeated="15"/>
          <table:table-cell office:value-type="string" calcext:value-type="string">
            <text:p>&lt;&amp;clocks BCM2835_CLOCK_DSI0E&gt;,</text:p>
          </table:table-cell>
          <table:table-cell table:number-columns-repeated="14"/>
          <table:table-cell office:value-type="string" calcext:value-type="string">
            <text:p>&lt;&amp;clocks BCM2835_CLOCK_DSI0P&gt;;</text:p>
          </table:table-cell>
          <table:table-cell table:number-columns-repeated="2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dsi0_byte",</text:p>
          </table:table-cell>
          <table:table-cell table:number-columns-repeated="13"/>
          <table:table-cell office:value-type="string" calcext:value-type="string">
            <text:p>"dsi0_ddr2",</text:p>
          </table:table-cell>
          <table:table-cell table:number-columns-repeated="5"/>
          <table:table-cell office:value-type="string" calcext:value-type="string">
            <text:p>"dsi0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DSI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thermal@7e21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2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TSENS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thermal-sensor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aux@0x7e21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serial@7e21504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uar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4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UART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1</text:p>
          </table:table-cell>
          <table:table-cell/>
          <table:table-cell office:value-type="string" calcext:value-type="string">
            <text:p>spi@7e2150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SPI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2</text:p>
          </table:table-cell>
          <table:table-cell/>
          <table:table-cell office:value-type="string" calcext:value-type="string">
            <text:p>spi@7e2150c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c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SPI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@7e20c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wm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c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ssigned-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ssigned-clock-rates = &lt;1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pwm0_gpio40 &amp;pwm1_gpio45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pwm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ci</text:p>
          </table:table-cell>
          <table:table-cell/>
          <table:table-cell office:value-type="string" calcext:value-type="string">
            <text:p>sdhci@7e3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dhc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300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3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emmc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EMM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hvs@7e4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hv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400000 0x6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si1</text:p>
          </table:table-cell>
          <table:table-cell/>
          <table:table-cell office:value-type="string" calcext:value-type="string">
            <text:p>dsi@7e7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dsi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700000 0x8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D_DSI1&gt;,</text:p>
          </table:table-cell>
          <table:table-cell table:number-columns-repeated="16"/>
          <table:table-cell office:value-type="string" calcext:value-type="string">
            <text:p>&lt;&amp;clocks BCM2835_CLOCK_DSI1E&gt;,</text:p>
          </table:table-cell>
          <table:table-cell table:number-columns-repeated="14"/>
          <table:table-cell office:value-type="string" calcext:value-type="string">
            <text:p>&lt;&amp;clocks BCM2835_CLOCK_DSI1P&gt;;</text:p>
          </table:table-cell>
          <table:table-cell table:number-columns-repeated="2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dsi1_byte",</text:p>
          </table:table-cell>
          <table:table-cell table:number-columns-repeated="13"/>
          <table:table-cell office:value-type="string" calcext:value-type="string">
            <text:p>"dsi1_ddr2",</text:p>
          </table:table-cell>
          <table:table-cell table:number-columns-repeated="5"/>
          <table:table-cell office:value-type="string" calcext:value-type="string">
            <text:p>"dsi1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DSI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</text:p>
          </table:table-cell>
          <table:table-cell/>
          <table:table-cell office:value-type="string" calcext:value-type="string">
            <text:p>i2c@7e8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i2c1_gpio2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2</text:p>
          </table:table-cell>
          <table:table-cell/>
          <table:table-cell office:value-type="string" calcext:value-type="string">
            <text:p>i2c@7e8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vec@7e8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e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6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E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VEC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8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2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hdmi</text:p>
          </table:table-cell>
          <table:table-cell/>
          <table:table-cell office:value-type="string" calcext:value-type="string">
            <text:p>hdmi@7e9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902000 0x600&gt;,</text:p>
          </table:table-cell>
          <table:table-cell table:number-columns-repeated="10"/>
          <table:table-cell office:value-type="string" calcext:value-type="string">
            <text:p>&lt;0x7e808000 0x100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8&gt;, &lt;2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dc = &lt;&amp;i2c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hpd-gpios = &lt;&amp;gpio 46 GPIO_ACTIVE_HIGH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H_PIX&gt;,</text:p>
          </table:table-cell>
          <table:table-cell table:number-columns-repeated="15"/>
          <table:table-cell office:value-type="string" calcext:value-type="string">
            <text:p>&lt;&amp;clocks BCM2835_CLOCK_HSM&gt;;</text:p>
          </table:table-cell>
          <table:table-cell table:number-columns-repeated="3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ixel", "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1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audio-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HDMI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sb@7e98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usb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980000 0x1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k_usb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hys = &lt;&amp;usbphy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hy-names = "usb2-phy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USB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r_mode = "host";</text:p>
          </table:table-cell>
          <table:table-cell table:number-columns-repeated="53"/>
          <table:table-cell table:style-name="ce5" office:value-type="string" calcext:value-type="string">
            <text:p>bcm283x-rpi-usb-hos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sb1@1 </text:p>
          </table:table-cell>
          <table:table-cell table:number-columns-repeated="53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compatible = "usb424,9512"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reg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usbether@1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5"/>
          <table:table-cell office:value-type="string" calcext:value-type="string">
            <text:p>compatible = "usb424,ec00"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3d</text:p>
          </table:table-cell>
          <table:table-cell/>
          <table:table-cell office:value-type="string" calcext:value-type="string">
            <text:p>v3d@7ec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3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c00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V3D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c4</text:p>
          </table:table-cell>
          <table:table-cell/>
          <table:table-cell office:value-type="string" calcext:value-type="string">
            <text:p>gpu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c4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3"/>
          <table:table-cell table:style-name="ce3" office:value-type="string" calcext:value-type="string">
            <text:p>clock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k_osc</text:p>
          </table:table-cell>
          <table:table-cell/>
          <table:table-cell office:value-type="string" calcext:value-type="string">
            <text:p>clock@3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os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92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k_usb</text:p>
          </table:table-cell>
          <table:table-cell/>
          <table:table-cell office:value-type="string" calcext:value-type="string">
            <text:p>clock@4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48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3" office:value-type="string" calcext:value-type="string">
            <text:p>usbphy</text:p>
          </table:table-cell>
          <table:table-cell table:style-name="ce3" office:value-type="string" calcext:value-type="string">
            <text:p>phy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ompatible = "usb-nop-xceiv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3" table:number-rows-repeated="1048015">
          <table:table-cell table:number-columns-repeated="999"/>
        </table:table-row>
        <table:table-row table:style-name="ro4" table:number-rows-repeated="2">
          <table:table-cell table:number-columns-repeated="999"/>
        </table:table-row>
        <table:table-row table:style-name="ro4">
          <table:table-cell table:number-columns-repeated="999"/>
        </table:table-row>
      </table:table>
      <table:table table:name="devtree_rpi-linux" table:style-name="ta1">
        <table:table-column table:style-name="co18" table:default-cell-style-name="ce9"/>
        <table:table-column table:style-name="co19" table:default-cell-style-name="ce8"/>
        <table:table-column table:style-name="co19" table:number-columns-repeated="15" table:default-cell-style-name="ce9"/>
        <table:table-column table:style-name="co20" table:default-cell-style-name="ce9"/>
        <table:table-column table:style-name="co19" table:number-columns-repeated="8" table:default-cell-style-name="ce9"/>
        <table:table-column table:style-name="co4" table:default-cell-style-name="ce9"/>
        <table:table-column table:style-name="co19" table:number-columns-repeated="30" table:default-cell-style-name="ce9"/>
        <table:table-column table:style-name="co21" table:default-cell-style-name="ce9"/>
        <table:table-column table:style-name="co22" table:default-cell-style-name="ce9"/>
        <table:table-column table:style-name="co2" table:number-columns-repeated="940" table:default-cell-style-name="ce9"/>
        <table:table-row table:style-name="ro3">
          <table:table-cell table:style-name="ce19"/>
          <table:table-cell table:style-name="ce20" office:value-type="string" calcext:value-type="string">
            <text:p>bcm2708-rpi-b.dts</text:p>
          </table:table-cell>
          <table:table-cell table:style-name="ce19" table:number-columns-repeated="56"/>
          <table:table-cell table:style-name="ce5" table:number-columns-repeated="941"/>
        </table:table-row>
        <table:table-row table:style-name="ro3" table:number-rows-repeated="1048013">
          <table:table-cell table:number-columns-repeated="999"/>
        </table:table-row>
        <table:table-row table:style-name="ro4" table:number-rows-repeated="561">
          <table:table-cell table:number-columns-repeated="999"/>
        </table:table-row>
        <table:table-row table:style-name="ro4">
          <table:table-cell table:number-columns-repeated="999"/>
        </table:table-row>
      </table:table>
      <table:table table:name="configs_sunxi" table:style-name="ta1">
        <table:table-column table:style-name="co23" table:default-cell-style-name="ce13"/>
        <table:table-column table:style-name="co24" table:default-cell-style-name="ce13"/>
        <table:table-column table:style-name="co2" table:number-columns-repeated="7" table:default-cell-style-name="ce13"/>
        <table:table-column table:style-name="co25" table:default-cell-style-name="ce13"/>
        <table:table-column table:style-name="co2" table:number-columns-repeated="1014" table:default-cell-style-name="ce13"/>
        <table:table-row table:style-name="ro2">
          <table:table-cell table:style-name="ce1"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 table:style-name="ce1"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 table:style-name="ce1"/>
          <table:table-cell table:style-name="ce2" office:value-type="string" calcext:value-type="string">
            <text:p>DEFAULT_FDT_FILE</text:p>
          </table:table-cell>
          <table:table-cell table:style-name="ce1"/>
          <table:table-cell table:style-name="ce2" office:value-type="string" calcext:value-type="string">
            <text:p>VENDOR</text:p>
          </table:table-cell>
          <table:table-cell table:style-name="ce1" table:number-columns-repeated="1008"/>
        </table:table-row>
        <table:table-row table:style-name="ro2">
          <table:table-cell table:style-name="ce1"/>
          <table:table-cell table:style-name="ce2" office:value-type="string" calcext:value-type="string">
            <text:p>A10-OLinuXino-Lime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4I</text:p>
          </table:table-cell>
          <table:table-cell table:style-name="ce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Cubieboard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Hyundai_A7HD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Chuwi_V7_CW0825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Linksprite_pcDuino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Marsboard_A10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Mele_A1000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Mini-X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ba10_tv_box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dserve_dsrv9703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dserve-dsrv9703c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Net_3F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-3f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Net_3W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-3w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net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1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net97f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97fv2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net9f_rev0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9f-rev03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mk80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mk802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mk802ii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mk802ii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jesurun_q5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jesurun-q5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pov_protab2_ips9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pov-protab2-ips9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sunxi_Gemei_G9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gemei-g9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2">
          <table:table-cell table:style-name="ce11"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A10s-OLinuXino-M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13-OLinuXinoM_defconfig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13-OLinuXin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mpe_A76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uxtek-T003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uxtek-T004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CHIP_pr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Empire_electronix_d709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Empire_electronix_m712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CHIP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UTOO_P66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Wobo_i5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difrnce_dit435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difrnce-dit4350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Net_86V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inet-86vs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net98v_re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inet-98v-rev2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mk802_a10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0s-mk802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q8_a13_tablet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q8-tablet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r7-tv-dongl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0s-r7-tv-dongle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2" table:number-rows-repeated="2">
          <table:table-cell table:style-name="ce11"/>
          <table:table-cell table:style-name="ce12"/>
          <table:table-cell table:style-name="ce11" table:number-columns-repeated="1022"/>
        </table:table-row>
        <table:table-row table:style-name="ro2">
          <table:table-cell table:style-name="ce11"/>
          <table:table-cell table:style-name="ce12" office:value-type="string" calcext:value-type="string">
            <text:p>Hummingbird_A31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CSQ_CS908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Colombus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MSI_Primo81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Mele_A1000G_quad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Mele_I7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Mele_M9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Sinlinx_SinA31s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Sinovoip_BPI_M2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Yones_Toptech_BS1078_V2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colorfly_e708_q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s-colorfly-e708-q1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net_q97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s-inet-q972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mixtile_loftq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-mixtile-loftq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A20-OLinuXino-Lime2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20-OLinuXino-Lime2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20-OLinuXino-Lime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20-OLinuXino_MICRO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20-OLinuXino_MICR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20-Olimex-SOM-EVB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20-Olimex-SOM204-EVB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20-Olimex-SOM204-EVB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2" office:value-type="string" calcext:value-type="string">
            <text:p>Ainol_AW1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Bananapi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Cubieboard2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Cubietruck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Bananapro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tead_Ibox_A20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Lamobo_R1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Linksprite_pcDuino3_Nano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Linksprite_pcDuino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MK808C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MSI_Primo7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Mele_M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Mele_M5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Orangepi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mini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Wexler_TAB7200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Wits_Pro_A20_DKT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Yones_Toptech_BD1078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bananapi_m1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12-tvbox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7i-a20-i12-tvbox</text:p>
          </table:table-cell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cnova-a20-swa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7i-a20-icnova-swac</text:p>
          </table:table-cell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1"/>
          <table:table-cell table:style-name="ce11" office:value-type="string" calcext:value-type="string">
            <text:p>inet86dz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inet86dz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gt90h_v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gt90h-v4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polaroid_mid2407pxe0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polaroid-mid2407pxe03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polaroid_mid2809pxe0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polaroid-mid2809pxe04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q8_a23_tablet_800x48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q8-tablet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sun8i_a23_evb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evb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2">
          <table:table-cell table:style-name="ce1"/>
          <table:table-cell table:style-name="ce2"/>
          <table:table-cell table:style-name="ce1" table:number-columns-repeated="1022"/>
        </table:table-row>
        <table:table-row table:style-name="ro2">
          <table:table-cell table:style-name="ce11"/>
          <table:table-cell table:style-name="ce12" office:value-type="string" calcext:value-type="string">
            <text:p>Bananapi_M2_Ultra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8I_R40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LicheePi_Zero</text:p>
          </table:table-cell>
          <table:table-cell table:style-name="ce11" table:number-columns-repeated="8"/>
          <table:table-cell table:style-name="ce11" office:value-type="string" calcext:value-type="string">
            <text:p>SUN8I_V3S</text:p>
          </table:table-cell>
          <table:table-cell table:style-name="ce11" table:number-columns-repeated="1013"/>
        </table:table-row>
        <table:table-row table:style-name="ro2">
          <table:table-cell table:style-name="ce11"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A33-OLinuXin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8I_A33</text:p>
          </table:table-cell>
          <table:table-cell table:style-name="ce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ga10h_v1_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ga10h-v1.1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Bananapi_m2m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Nintendo_NES_Classic_Edition</text:p>
          </table:table-cell>
          <table:table-cell table:style-name="ce11" table:number-columns-repeated="8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Sinlinx_SinA33</text:p>
          </table:table-cell>
          <table:table-cell table:style-name="ce11" table:number-columns-repeated="8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iNet_D978_re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inet-d978-rev2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parrot_r16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r16-parro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q8_a33_tablet_1024x60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q8-table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q8_a33_tablet_800x48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q8-table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2">
          <table:table-cell table:style-name="ce11" table:number-columns-repeated="1024"/>
        </table:table-row>
        <table:table-row table:style-name="ro2">
          <table:table-cell table:style-name="ce11"/>
          <table:table-cell table:style-name="ce11" office:value-type="string" calcext:value-type="string">
            <text:p>tbs_a71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83t-tbs-a711</text:p>
          </table:table-cell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Sinovoip_BPI_M3</text:p>
          </table:table-cell>
          <table:table-cell table:style-name="ce11" table:number-columns-repeated="8"/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Cubietruck_plus</text:p>
          </table:table-cell>
          <table:table-cell table:style-name="ce11" table:number-columns-repeated="8"/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h8_homlet_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83t-allwinner-h8homlet-v2</text:p>
          </table:table-cell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1"/>
          <table:table-cell table:style-name="ce12" office:value-type="string" calcext:value-type="string">
            <text:p>Sinovoip_BPI_M2_Plus</text:p>
          </table:table-cell>
          <table:table-cell table:style-name="ce11" table:number-columns-repeated="8"/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libretech_all_h3_cc_h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libretech-all-h3-cc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nanopi_m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m1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nanopi_m1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m1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nanopi_neo_air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neo-air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nanopi_ne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neo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2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lit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lit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on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on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p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c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pc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c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plus2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lus2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zer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2-plus-orangepi-zero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1"/>
          <table:table-cell table:style-name="ce12" office:value-type="string" calcext:value-type="string">
            <text:p>Cubieboard4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Merrii_A80_Optimus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Sunchip_CX-A99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1"/>
          <table:table-cell table:style-name="ce12" office:value-type="string" calcext:value-type="string">
            <text:p>a64-olinuxino</text:p>
          </table:table-cell>
          <table:table-cell table:style-name="ce11" table:number-columns-repeated="8"/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2" office:value-type="string" calcext:value-type="string">
            <text:p>bananapi_m6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nanopi_a6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2"/>
          <table:table-cell table:style-name="Default"/>
          <table:table-cell table:style-name="ce11" office:value-type="string" calcext:value-type="string">
            <text:p>sun50i-a64-nanopi-a64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win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orangepi-win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pine64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pine64-plus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sopine_baseboard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pine64-plus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nanopi_neo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nanopi-neo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nanopi_neo_plus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nanopi-neo-plus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pc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pc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prim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prime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2">
          <table:table-cell table:style-name="ce11"/>
          <table:table-cell table:style-name="ce11" office:value-type="string" calcext:value-type="string">
            <text:p>orangepi_zero_plus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zero-plus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s_arm_other" table:style-name="ta1">
        <table:table-column table:style-name="co26" table:default-cell-style-name="ce1"/>
        <table:table-column table:style-name="co27" table:default-cell-style-name="ce1"/>
        <table:table-column table:style-name="co2" table:number-columns-repeated="7" table:default-cell-style-name="ce1"/>
        <table:table-column table:style-name="co28" table:default-cell-style-name="ce1"/>
        <table:table-column table:style-name="co2" table:number-columns-repeated="1014" table:default-cell-style-name="ce1"/>
        <table:table-row table:style-name="ro2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rmadillo-800ev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ARMADILLO_800EVA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blanch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2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o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3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GOSE</text:p>
          </table:table-cell>
          <table:table-cell office:value-type="string" calcext:value-type="string">
            <text:p>r8a7793-gose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oelsch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OELSCH</text:p>
          </table:table-cell>
          <table:table-cell office:value-type="string" calcext:value-type="string">
            <text:p>r8a7791-koelsch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zm9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ZM9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g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LAGER</text:p>
          </table:table-cell>
          <table:table-cell office:value-type="string" calcext:value-type="string">
            <text:p>r8a7790-lager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PORTER</text:p>
          </table:table-cell>
          <table:table-cell office:value-type="string" calcext:value-type="string">
            <text:p>r8a7791-porter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8a7795_salvator-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ALVATOR_X</text:p>
          </table:table-cell>
          <table:table-cell office:value-type="string" calcext:value-type="string">
            <text:p>r8a7795-salvator-x-u-boot</text:p>
          </table:table-cell>
          <table:table-cell table:number-columns-repeated="3"/>
          <table:table-cell office:value-type="string" calcext:value-type="string">
            <text:p>r8a7795-salvator-x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r8a7795_ulc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5_salvator-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_salvator-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_ulc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70_eagl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95_draa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4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ILK</text:p>
          </table:table-cell>
          <table:table-cell office:value-type="string" calcext:value-type="string">
            <text:p>r8a7794-silk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o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TOUT</text:p>
          </table:table-cell>
          <table:table-cell office:value-type="string" calcext:value-type="string">
            <text:p>r8a7790-stout-u-boot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apf27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PF27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table:style-name="ce2" office:value-type="string" calcext:value-type="string">
            <text:p>arnda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ARNDAL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spresso7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7</text:p>
          </table:table-cell>
          <table:table-cell table:number-columns-repeated="2"/>
          <table:table-cell office:value-type="string" calcext:value-type="string">
            <text:p>exynos7420-espresso74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-xu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 table:number-columns-repeated="2"/>
          <table:table-cell office:value-type="string" calcext:value-type="string">
            <text:p>exynos5422-odroidxu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exynos4412-odroi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exynos4210-orige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each-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</text:p>
          </table:table-cell>
          <table:table-cell office:value-type="string" calcext:value-type="string">
            <text:p>exynos5800-peach-p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each-p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T</text:p>
          </table:table-cell>
          <table:table-cell office:value-type="string" calcext:value-type="string">
            <text:p>exynos5420-peach-pi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exynos4210-universal_c2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exynos5250-smdk525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exynos5420-smdk54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v3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 table:number-columns-repeated="2"/>
          <table:table-cell office:value-type="string" calcext:value-type="string">
            <text:p>exynos4210-smdkv3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exynos5250-snow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exynos5250-spri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exynos4412-trats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exynos4210-trats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5p_gon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5P_GONI</text:p>
          </table:table-cell>
          <table:table-cell office:value-type="string" calcext:value-type="string">
            <text:p>s5pc1xx-gon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c1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MDKC100</text:p>
          </table:table-cell>
          <table:table-cell office:value-type="string" calcext:value-type="string">
            <text:p>s5pc1xx-smdkc100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bcm1113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1113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cm23550_w1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3550_W1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28155_ap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28155_w1d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bcm911360_entphn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911360_entphn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bcm91136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bcm958300k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bcm95830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bcm958305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bcm958622h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P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bcm958712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2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dragonboard41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3"/>
          <table:table-cell office:value-type="string" calcext:value-type="string">
            <text:p>dragonboard410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gonboard82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2"/>
          <table:table-cell office:value-type="string" calcext:value-type="string">
            <text:p>DRAGONBOARD820C</text:p>
          </table:table-cell>
          <table:table-cell office:value-type="string" calcext:value-type="string">
            <text:p>dragonboard820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db9315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EDB93XX</text:p>
          </table:table-cell>
          <table:table-cell table:number-columns-repeated="2"/>
          <table:table-cell office:value-type="string" calcext:value-type="string">
            <text:p>MK_edb9315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dmini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RION5X</text:p>
          </table:table-cell>
          <table:table-cell table:number-columns-repeated="4"/>
          <table:table-cell office:value-type="string" calcext:value-type="string">
            <text:p>EDMINIV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vb-ast25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SPEED</text:p>
          </table:table-cell>
          <table:table-cell table:number-columns-repeated="2"/>
          <table:table-cell office:value-type="string" calcext:value-type="string">
            <text:p>EVB_AST2500</text:p>
          </table:table-cell>
          <table:table-cell office:value-type="string" calcext:value-type="string">
            <text:p>ast2500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lea3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FLEA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plug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GPLUGD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h22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H22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ighban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HIGHBAN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ikey</text:p>
          </table:table-cell>
          <table:table-cell office:value-type="string" calcext:value-type="string">
            <text:p>ARM</text:p>
          </table:table-cell>
          <table:table-cell table:number-columns-repeated="6"/>
          <table:table-cell office:value-type="string" calcext:value-type="string">
            <text:p>hi6220-hike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ntegratorap_cm7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7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11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1136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2e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e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g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g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hk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hk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l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l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hadas-vi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KHADAS_VIM</text:p>
          </table:table-cell>
          <table:table-cell office:value-type="string" calcext:value-type="string">
            <text:p>meson-gxl-s905x-khadas-v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bretech-c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LIBRETECH_CC</text:p>
          </table:table-cell>
          <table:table-cell office:value-type="string" calcext:value-type="string">
            <text:p>meson-gxl-s905x-libretech-c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-c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ODROID_C2</text:p>
          </table:table-cell>
          <table:table-cell office:value-type="string" calcext:value-type="string">
            <text:p>meson-gxbb-odroidc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1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P212</text:p>
          </table:table-cell>
          <table:table-cell office:value-type="string" calcext:value-type="string">
            <text:p>meson-gxl-s905x-p2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pla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POPLAR</text:p>
          </table:table-cell>
          <table:table-cell office:value-type="string" calcext:value-type="string">
            <text:p>hi3798cv200-poplar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rpi_0_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0_W</text:p>
          </table:table-cell>
          <table:table-cell office:value-type="string" calcext:value-type="string">
            <text:p>bcm2835-rpi-zero-w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2</text:p>
          </table:table-cell>
          <table:table-cell office:value-type="string" calcext:value-type="string">
            <text:p>bcm2836-rpi-2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3_3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_32B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string" calcext:value-type="string">
            <text:p>bcm2835-rpi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32v234evb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32V234EVB</text:p>
          </table:table-cell>
          <table:table-cell table:number-columns-repeated="2"/>
          <table:table-cell office:value-type="string" calcext:value-type="string">
            <text:p>IMX_CONFIG=board/freescale/s32v234evb/s32v234evb.cfg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socfpga_arria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OCFPGA</text:p>
          </table:table-cell>
          <table:table-cell table:number-columns-repeated="2"/>
          <table:table-cell office:value-type="string" calcext:value-type="string">
            <text:p>SOCFPGA_ARRIA10_SOCDK</text:p>
          </table:table-cell>
          <table:table-cell office:value-type="string" calcext:value-type="string">
            <text:p>socfpga_arria10_socdk_sdmmc</text:p>
          </table:table-cell>
          <table:table-cell table:number-columns-repeated="3"/>
          <table:table-cell office:value-type="string" calcext:value-type="string">
            <text:p>socfpga_arria10_socdk_sdmmc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cfpga_arria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cyclone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bm_soc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0_nano_so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10_nan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1_so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i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mcvev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ock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ocrate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r15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vining_fpga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pear3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PEAR300</text:p>
          </table:table-cell>
          <table:table-cell table:number-columns-repeated="2"/>
          <table:table-cell office:value-type="string" calcext:value-type="string">
            <text:p>SPEAR3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ar30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0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0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ih410-b2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stih410-b226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m32f429-discover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F4</text:p>
          </table:table-cell>
          <table:table-cell table:number-columns-repeated="3"/>
          <table:table-cell office:value-type="string" calcext:value-type="string">
            <text:p>STM32F429_DISCOVERY</text:p>
          </table:table-cell>
          <table:table-cell office:value-type="string" calcext:value-type="string">
            <text:p>stm32f429-dis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m32f429-evaluation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f469-discover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f746-disc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h743-disc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h743-eva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mp15_basi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v0991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TV0991</text:p>
          </table:table-cell>
          <table:table-cell office:value-type="string" calcext:value-type="string">
            <text:p>stv0991</text:p>
          </table:table-cell>
          <table:table-cell/>
          <table:table-cell office:value-type="string" calcext:value-type="string">
            <text:p>STV0991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thunderx_88xx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THUNDERX_88XX</text:p>
          </table:table-cell>
          <table:table-cell office:value-type="string" calcext:value-type="string">
            <text:p>thunderx-88xx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syzygy_hu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syzygy-hu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opic_miam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topic-miam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opic_miamilit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opic_miamiplus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uniphier_ld4_sld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UNIPHIER</text:p>
          </table:table-cell>
          <table:table-cell office:value-type="string" calcext:value-type="string">
            <text:p>UNIPHIER_LD4_SLD8</text:p>
          </table:table-cell>
          <table:table-cell table:number-columns-repeated="2"/>
          <table:table-cell office:value-type="string" calcext:value-type="string">
            <text:p>uniphier-ld4-ref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uniphier_v7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niphier_v8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express_aemv8a_dram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VEXPRESS64_BASE_FVP_DRA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express_aemv8a_jun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aemv8a_sem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15_tc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5x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9x4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x6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X6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zipitz2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ZIPITZ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ilinx_zynqmp_mini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MP</text:p>
          </table:table-cell>
          <table:table-cell table:number-columns-repeated="3"/>
          <table:table-cell office:value-type="string" calcext:value-type="string">
            <text:p>zynqmp-mini-emm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xilinx_zynqmp_mini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32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54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75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5_dc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6_dc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7_dc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8_dc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9_dc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0_re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1_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4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4_re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6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11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ork_92105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RK_9210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zynq_cc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cc1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zynq_cse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micro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pico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_turn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0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0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1_x1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ybo_defconfig</text:p>
          </table:table-cell>
          <table:table-cell table:number-columns-repeated="1022"/>
        </table:table-row>
      </table:table>
      <table:table table:name="configs_nxp" table:style-name="ta1">
        <table:table-column table:style-name="co29" table:default-cell-style-name="ce1"/>
        <table:table-column table:style-name="co30" table:default-cell-style-name="ce1"/>
        <table:table-column table:style-name="co2" table:number-columns-repeated="6" table:default-cell-style-name="ce1"/>
        <table:table-column table:style-name="co31" table:default-cell-style-name="ce1"/>
        <table:table-column table:style-name="co2" table:number-columns-repeated="1015" table:default-cell-style-name="ce1"/>
        <table:table-row table:style-name="ro2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apalis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apx4devk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APX4DEVKI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B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bg09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BG090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cgtqmx6ev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GTQMX6EVAL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cm_f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M_FX6</text:p>
          </table:table-cell>
          <table:table-cell office:value-type="string" calcext:value-type="string">
            <text:p>imx6q-cm-fx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imx6_no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2"/>
          <table:table-cell office:value-type="string" calcext:value-type="string">
            <text:p>IMX_CONFIG=board/toradex/colibri_imx6/colibri_imx6.cfg,MX6DL,DDR_MB=25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libri_imx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COLIBRI_IMX7</text:p>
          </table:table-cell>
          <table:table-cell office:value-type="string" calcext:value-type="string">
            <text:p>imx7-colibri</text:p>
          </table:table-cell>
          <table:table-cell/>
          <table:table-cell office:value-type="string" calcext:value-type="string">
            <text:p>IMX_CONFIG=board/toradex/colibri_imx7/imximage.cfg,MX7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h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HCOMIMX6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isplay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office:value-type="string" calcext:value-type="string">
            <text:p>imx6q-display5</text:p>
          </table:table-cell>
          <table:table-cell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isplay5_fact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ms-ba16-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ms-ba1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4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450V3</text:p>
          </table:table-cell>
          <table:table-cell office:value-type="string" calcext:value-type="string">
            <text:p>imx6q-b4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6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650V3</text:p>
          </table:table-cell>
          <table:table-cell office:value-type="string" calcext:value-type="string">
            <text:p>imx6q-b6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8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850V3</text:p>
          </table:table-cell>
          <table:table-cell office:value-type="string" calcext:value-type="string">
            <text:p>imx6q-b8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wventana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wventana_gw590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wventana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dl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LOGICPD</text:p>
          </table:table-cell>
          <table:table-cell office:value-type="string" calcext:value-type="string">
            <text:p>imx6q-logicpd</text:p>
          </table:table-cell>
          <table:table-cell/>
          <table:table-cell office:value-type="string" calcext:value-type="string">
            <text:p>IMX_CONFIG=board/logicpd/imx6/mx6q_2x_MT41K512M16HA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mi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mipi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rq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rqs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geam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geam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isiot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emmc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isiot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nand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p_imx6q_tp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P_IMX6Q_TPC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e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LITEBOARD</text:p>
          </table:table-cell>
          <table:table-cell office:value-type="string" calcext:value-type="string">
            <text:p>imx6ul-liteboard.dtb</text:p>
          </table:table-cell>
          <table:table-cell table:number-columns-repeated="3"/>
          <table:table-cell office:value-type="string" calcext:value-type="string">
            <text:p>IMX_CONFIG=arch/arm/mach-imx/spl_sd.cfg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rs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ccmon6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nor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ccmon6_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3_olinuxin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_OLINUXIN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5p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MX25PDK</text:p>
          </table:table-cell>
          <table:table-cell office:value-type="string" calcext:value-type="string">
            <text:p>imx25-pdk.dtb</text:p>
          </table:table-cell>
          <table:table-cell/>
          <table:table-cell office:value-type="string" calcext:value-type="string">
            <text:p>IMX_CONFIG=board/freescale/mx25pd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8evk_auart_conso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2"/>
          <table:table-cell office:value-type="string" calcext:value-type="string">
            <text:p>MXS_AUART,MXS_AUART_BASE=MXS_UARTAPP3_BAS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8evk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8evk_s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51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1EVK</text:p>
          </table:table-cell>
          <table:table-cell table:number-columns-repeated="2"/>
          <table:table-cell office:value-type="string" calcext:value-type="string">
            <text:p>IMX_CONFIG=board/freescale/mx51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ARD</text:p>
          </table:table-cell>
          <table:table-cell table:number-columns-repeated="2"/>
          <table:table-cell office:value-type="string" calcext:value-type="string">
            <text:p>IMX_CONFIG=board/freescale/mx53ard/imximage_dd3.cfg</text:p>
          </table:table-cell>
          <table:table-cell/>
          <table:table-cell office:value-type="string" calcext:value-type="string">
            <text:p>imx53-ard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x53cx90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CX9020</text:p>
          </table:table-cell>
          <table:table-cell office:value-type="string" calcext:value-type="string">
            <text:p>imx53-cx9020</text:p>
          </table:table-cell>
          <table:table-cell/>
          <table:table-cell office:value-type="string" calcext:value-type="string">
            <text:p>IMX_CONFIG=board/beckhoff/mx53cx9020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lo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LOCO</text:p>
          </table:table-cell>
          <table:table-cell table:number-columns-repeated="2"/>
          <table:table-cell office:value-type="string" calcext:value-type="string">
            <text:p>IMX_CONFIG=board/freescale/mx53loco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pp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PPD</text:p>
          </table:table-cell>
          <table:table-cell table:number-columns-repeated="2"/>
          <table:table-cell office:value-type="string" calcext:value-type="string">
            <text:p>IMX_CONFIG=board/ge/mx53pp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sm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SMD</text:p>
          </table:table-cell>
          <table:table-cell table:number-columns-repeated="2"/>
          <table:table-cell office:value-type="string" calcext:value-type="string">
            <text:p>IMX_CONFIG=board/freescale/mx53sm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cubox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CUBOXI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dl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dl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MX6DL_LPDDR2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memc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MEMCAL</text:p>
          </table:table-cell>
          <table:table-cell table:number-columns-repeated="2"/>
          <table:table-cell office:value-type="string" calcext:value-type="string">
            <text:p>IMX_CONFIG=arch/arm/mach-imx/spl_sd.cfg,SPL,MX6Q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MX6DQ_LPDDR2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sabrelit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,SABRELIT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AUT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S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_spi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l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AUTO</text:p>
          </table:table-cell>
          <table:table-cell office:value-type="string" calcext:value-type="string">
            <text:p>imx6sx-sabreauto</text:p>
          </table:table-cell>
          <table:table-cell/>
          <table:table-cell office:value-type="string" calcext:value-type="string">
            <text:p>IMX_CONFIG=board/freescale/mx6sxsabreauto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board/freescale/mx6sxsabres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sd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14X14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_9x9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9X9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l_14x14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d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MX7DSABRESD</text:p>
          </table:table-cell>
          <table:table-cell office:value-type="string" calcext:value-type="string">
            <text:p>imx7d-sdb</text:p>
          </table:table-cell>
          <table:table-cell/>
          <table:table-cell office:value-type="string" calcext:value-type="string">
            <text:p>IMX_CONFIG=board/freescale/mx7dsabres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ulp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ulp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dl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2g.cfg,MX6DL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d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.cfg,MX6DL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q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2g.cfg,MX6Q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q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s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1g.cfg,MX6S,DDR_MB=1024"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.cfg,MX6S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ven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OSAGI_NOVENA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os6uldev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POS6ULDEV</text:p>
          </table:table-cell>
          <table:table-cell office:value-type="string" calcext:value-type="string">
            <text:p>imx6ul-opos6uldev</text:p>
          </table:table-cell>
          <table:table-cell table:number-columns-repeated="3"/>
          <table:table-cell office:value-type="string" calcext:value-type="string">
            <text:p>imx6ul-opos6uldev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t12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board/bachmann/ot1200/mx6q_4x_mt41j128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t1200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cm05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CM058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fla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FLA02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-imx6u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ICO_IMX6UL</text:p>
          </table:table-cell>
          <table:table-cell office:value-type="string" calcext:value-type="string">
            <text:p>imx6ul-pico-hobbit.dtb</text:p>
          </table:table-cell>
          <table:table-cell/>
          <table:table-cell office:value-type="string" calcext:value-type="string">
            <text:p>IMX_CONFIG=board/technexion/pico-imx6ul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-imx7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PICO_IMX7D</text:p>
          </table:table-cell>
          <table:table-cell table:number-columns-repeated="2"/>
          <table:table-cell office:value-type="string" calcext:value-type="string">
            <text:p>IMX_CONFIG=board/technexion/pico-imx7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latinum_pico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PICON</text:p>
          </table:table-cell>
          <table:table-cell table:number-columns-repeated="2"/>
          <table:table-cell office:value-type="string" calcext:value-type="string">
            <text:p>IMX_CONFIG=arch/arm/mach-imx/spl_sd.cfg,MX6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latinum_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TITANIUM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iot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s1g.cfg,MX6S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nsa_fuze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SANSA_FUZE_PL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c_sps_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SC_SPS_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comx6quq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ECOMX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ks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KSIMX6</text:p>
          </table:table-cell>
          <table:table-cell table:number-columns-repeated="2"/>
          <table:table-cell office:value-type="string" calcext:value-type="string">
            <text:p>IMX_CONFIG=arch/arm/mach-imx/spl_sd.cfg,MX6Q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bs29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BS291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ITANIUM</text:p>
          </table:table-cell>
          <table:table-cell table:number-columns-repeated="2"/>
          <table:table-cell office:value-type="string" calcext:value-type="string">
            <text:p>IMX_CONFIG=board/barco/titanium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qma6dl_mba6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qma6dl_mba6_sp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qma6q_mba6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q_mba6_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mba6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mba6_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wru4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s46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TS46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s48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TS48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udo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doo_ne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_NE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sbarm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USBARMOR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ining_2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AMTEC_VINING_2000</text:p>
          </table:table-cell>
          <table:table-cell table:number-columns-repeated="2"/>
          <table:table-cell office:value-type="string" calcext:value-type="string">
            <text:p>IMX_CONFIG=board/samtec/vining_2000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nd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NDBOAR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p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WARP7</text:p>
          </table:table-cell>
          <table:table-cell table:number-columns-repeated="2"/>
          <table:table-cell office:value-type="string" calcext:value-type="string">
            <text:p>IMX_CONFIG=board/warp7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RP</text:p>
          </table:table-cell>
          <table:table-cell table:number-columns-repeated="2"/>
          <table:table-cell office:value-type="string" calcext:value-type="string">
            <text:p>IMX_CONFIG=board/warp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xfi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XFI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res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board/ccv/xpress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xpress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c52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202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c560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601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mx2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ZMX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palis_imx6_nospl_co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palis_imx6_nospl_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board/toradex/apalis_imx6/apalis_imx6q.cfg,MX6Q,DDR_MB=2048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ls1012a2g5rdb_qspi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LS1012A2G5RDB</text:p>
          </table:table-cell>
          <table:table-cell office:value-type="string" calcext:value-type="string">
            <text:p>fsl-ls1012a-2g5rdb</text:p>
          </table:table-cell>
          <table:table-cell table:number-columns-repeated="2"/>
          <table:table-cell office:value-type="string" calcext:value-type="string">
            <text:p>FSL_LS_PPA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s1012afrdm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iot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io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ddr4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ddr4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ifc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nor_ddr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dcar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e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sdcar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sdcard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_em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_sim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1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8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8ardb_qspi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bk4r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BK4R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vf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COLIBRI_VF</text:p>
          </table:table-cell>
          <table:table-cell office:value-type="string" calcext:value-type="string">
            <text:p>vf610-colibri</text:p>
          </table:table-cell>
          <table:table-cell/>
          <table:table-cell office:value-type="string" calcext:value-type="string">
            <text:p>IMX_CONFIG=board/toradex/colibri_vf/imximage.cfg,IMX_NAN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cm05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PCM052</text:p>
          </table:table-cell>
          <table:table-cell office:value-type="string" calcext:value-type="string">
            <text:p>pcm052</text:p>
          </table:table-cell>
          <table:table-cell/>
          <table:table-cell office:value-type="string" calcext:value-type="string">
            <text:p>IMX_CONFIG=board/phytec/pcm052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f610tw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f610twr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evkit325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DEVKIT325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31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1PD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35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5PD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oodburn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oodburn_s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_SD</text:p>
          </table:table-cell>
          <table:table-cell table:number-columns-repeated="2"/>
          <table:table-cell office:value-type="string" calcext:value-type="string">
            <text:p>IMX_CONFIG=board/woodburn/imximage.cfg</text:p>
          </table:table-cell>
          <table:table-cell table:number-columns-repeated="1012"/>
        </table:table-row>
      </table:table>
      <table:table table:name="configs_ti" table:style-name="ta1">
        <table:table-column table:style-name="co32" table:default-cell-style-name="ce1"/>
        <table:table-column table:style-name="co33" table:default-cell-style-name="ce1"/>
        <table:table-column table:style-name="co2" table:number-columns-repeated="1022" table:default-cell-style-name="ce1"/>
        <table:table-row table:style-name="ro2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am335x_baltos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35X_BALTO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335x_boneblac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boneblack_v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nor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spi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usbsp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hs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hs_evm_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igep003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pdu00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ic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net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promp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sd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sdboot_promp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l5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517_crane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517_CRAN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3517_evm_defconfig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m43xx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eth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qspi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rtconl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usbhost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hs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57xx_evm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57XX_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57xx_hs_evm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birdland_bav335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birdland_bav335b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rppt1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PPT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rppt1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rppt1_spi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brxre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XRE1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cai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CAIRO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calima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CALIMAIN</text:p>
          </table:table-cell>
          <table:table-cell table:number-columns-repeated="4"/>
          <table:table-cell office:value-type="string" calcext:value-type="string">
            <text:p>DA850_LOWLEVE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hili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HILIBOA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-som-am57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L_SOM_AM57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-som-imx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X7</text:p>
          </table:table-cell>
          <table:table-cell table:number-columns-repeated="4"/>
          <table:table-cell office:value-type="string" calcext:value-type="string">
            <text:p>CL_SOM_IMX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3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51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4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4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54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5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a850_am18xx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DA850_AM18X_EVM,SYS_I2C_EEPROM_ADDR_LEN=2,SYS_I2C_EEPROM_ADDR=0x5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850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MAC_ADDR_IN_SPI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850evm_direct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USE_NOR,DIRECT_NOR_BOO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evkit8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EVKIT80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ra7x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7xx_hs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c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CO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uover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UOVER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EA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co5p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CO5P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tami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TAMI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gep003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gep00x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pam39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IPAM39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c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KC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goe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LEGOEV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c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C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t_ventou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T_VENTOU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kia_rx5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NOKIA_RX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beag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BEAGLE</text:p>
          </table:table-cell>
          <table:table-cell office:value-type="string" calcext:value-type="string">
            <text:p>omap3-beagle</text:p>
          </table:table-cell>
          <table:table-cell table:number-columns-repeated="3"/>
          <table:table-cell office:value-type="string" calcext:value-type="string">
            <text:p>omap3-beagle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map3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EVM</text:p>
          </table:table-cell>
          <table:table-cell office:value-type="string" calcext:value-type="string">
            <text:p>omap3-evm</text:p>
          </table:table-cell>
          <table:table-cell table:number-columns-repeated="3"/>
          <table:table-cell office:value-type="string" calcext:value-type="string">
            <text:p>omap3-evm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map3_h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2"/>
          <table:table-cell office:value-type="string" calcext:value-type="string">
            <text:p>SYS_BOARD_OMAP3_H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ap3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LOGIC</text:p>
          </table:table-cell>
          <table:table-cell office:value-type="string" calcext:value-type="string">
            <text:p>logicpd-torpedo-37xx-devki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map3_ove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OVER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pandor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PANDOR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zoom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ZOOM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4_pand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PAND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4_sdp44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SDP443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5_u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5_U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l138_lc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OMAPL138_LCDK</text:p>
          </table:table-cell>
          <table:table-cell office:value-type="string" calcext:value-type="string">
            <text:p>da850-lc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cm051_rev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cm051_rev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engwy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NGWY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epp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PP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xm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XM2</text:p>
          </table:table-cell>
          <table:table-cell office:value-type="string" calcext:value-type="string">
            <text:p>am335x-pxm5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asta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ASTA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UT</text:p>
          </table:table-cell>
          <table:table-cell office:value-type="string" calcext:value-type="string">
            <text:p>am335x-ru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nip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SNIP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ao353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hu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HU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814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4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4X_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816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6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6X_EVM</text:p>
          </table:table-cell>
          <table:table-cell office:value-type="string" calcext:value-type="string">
            <text:p>dm8168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cord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icorder_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wist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WISTER</text:p>
          </table:table-cell>
          <table:table-cell table:number-columns-repeated="1015"/>
        </table:table-row>
      </table:table>
      <table:table table:name="configs_tegra" table:style-name="ta1">
        <table:table-column table:style-name="co32" table:default-cell-style-name="ce1"/>
        <table:table-column table:style-name="co34" table:default-cell-style-name="ce1"/>
        <table:table-column table:style-name="co2" table:number-columns-repeated="1022" table:default-cell-style-name="ce1"/>
        <table:table-row table:style-name="ro2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palis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APALIS_TK1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apalis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APALIS_T3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beav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rdhu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ARDHU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ei-tk1-so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CEI_TK1_SO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t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COLIBRI_T20</text:p>
          </table:table-cell>
          <table:table-cell office:value-type="string" calcext:value-type="string">
            <text:p>tegra20-colibr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OLIBRI_T30</text:p>
          </table:table-cell>
          <table:table-cell office:value-type="string" calcext:value-type="string">
            <text:p>tegra30-colibr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almo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14</text:p>
          </table:table-cell>
          <table:table-cell table:number-columns-repeated="3"/>
          <table:table-cell office:value-type="string" calcext:value-type="string">
            <text:p>DALMORE</text:p>
          </table:table-cell>
          <table:table-cell office:value-type="string" calcext:value-type="string">
            <text:p>tegra114-dalmo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2220-11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4"/>
          <table:table-cell office:value-type="string" calcext:value-type="string">
            <text:p>tegra210-e2220-117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armon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office:value-type="string" calcext:value-type="string">
            <text:p>tegra20-harmo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jetson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JETSON_TK1</text:p>
          </table:table-cell>
          <table:table-cell office:value-type="string" calcext:value-type="string">
            <text:p>tegra124-jetson-tk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edcom-wid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MEDCOM_WIDE</text:p>
          </table:table-cell>
          <table:table-cell office:value-type="string" calcext:value-type="string">
            <text:p>tegra20-medcom-wid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yan-bi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NYAN_BIG</text:p>
          </table:table-cell>
          <table:table-cell office:value-type="string" calcext:value-type="string">
            <text:p>tegra124-nyan-bi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371-0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0000</text:p>
          </table:table-cell>
          <table:table-cell office:value-type="string" calcext:value-type="string">
            <text:p>tegra210-p2371-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371-218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2180</text:p>
          </table:table-cell>
          <table:table-cell office:value-type="string" calcext:value-type="string">
            <text:p>tegra210-p2371-218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57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571</text:p>
          </table:table-cell>
          <table:table-cell office:value-type="string" calcext:value-type="string">
            <text:p>tegra210-p257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771-0000-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771-0000-5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5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az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AZ00</text:p>
          </table:table-cell>
          <table:table-cell office:value-type="string" calcext:value-type="string">
            <text:p>tegra20-paz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lutu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LUTUX</text:p>
          </table:table-cell>
          <table:table-cell office:value-type="string" calcext:value-type="string">
            <text:p>tegra20-plutu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ea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SEABOARD</text:p>
          </table:table-cell>
          <table:table-cell office:value-type="string" calcext:value-type="string">
            <text:p>tegra20-seaboar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c-n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TEC_NG</text:p>
          </table:table-cell>
          <table:table-cell office:value-type="string" calcext:value-type="string">
            <text:p>tegra30-tec-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EC</text:p>
          </table:table-cell>
          <table:table-cell office:value-type="string" calcext:value-type="string">
            <text:p>tegra20-te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mslic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RIMSLICE</text:p>
          </table:table-cell>
          <table:table-cell office:value-type="string" calcext:value-type="string">
            <text:p>tegra20-trimslic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enice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VENICE2</text:p>
          </table:table-cell>
          <table:table-cell office:value-type="string" calcext:value-type="string">
            <text:p>tegra124-venice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entan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VENTANA</text:p>
          </table:table-cell>
          <table:table-cell office:value-type="string" calcext:value-type="string">
            <text:p>tegra20-ventana</text:p>
          </table:table-cell>
          <table:table-cell table:number-columns-repeated="1014"/>
        </table:table-row>
      </table:table>
      <table:table table:name="configs_atmel" table:style-name="ta1">
        <office:forms form:automatic-focus="false" form:apply-design-mode="false"/>
        <table:table-column table:style-name="co35" table:default-cell-style-name="ce1"/>
        <table:table-column table:style-name="co36" table:default-cell-style-name="ce1"/>
        <table:table-column table:style-name="co2" table:number-columns-repeated="1022" table:default-cell-style-name="ce1"/>
        <table:table-row table:style-name="ro2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91rm9200e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RM9200E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t91rm9200ek_ra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0ek_dataflash_cs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SAM9261E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t91sam9260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dataflash_cs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orflash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or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dataflash_cs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2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2mmc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m10g45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m10g45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nandflash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x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rv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CORVUS</text:p>
          </table:table-cell>
          <table:table-cell office:value-type="string" calcext:value-type="string">
            <text:p>at91sam9g45-corvus</text:p>
          </table:table-cell>
          <table:table-cell/>
          <table:table-cell office:value-type="string" calcext:value-type="string">
            <text:p>AT91SAM9M10G45,MACH_TYPE=2066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thernut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ETHERNUT5</text:p>
          </table:table-cell>
          <table:table-cell office:value-type="string" calcext:value-type="string">
            <text:p>ethernut5</text:p>
          </table:table-cell>
          <table:table-cell/>
          <table:table-cell office:value-type="string" calcext:value-type="string">
            <text:p>AT91SAM9X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urn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GURNARD</text:p>
          </table:table-cell>
          <table:table-cell office:value-type="string" calcext:value-type="string">
            <text:p>at91sam9g45-gurnard</text:p>
          </table:table-cell>
          <table:table-cell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5d4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A5D4EVK</text:p>
          </table:table-cell>
          <table:table-cell office:value-type="string" calcext:value-type="string">
            <text:p>at91-sama5d4_ma5d4ev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eesc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es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sa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ICOSAM9G45</text:p>
          </table:table-cell>
          <table:table-cell table:number-columns-repeated="2"/>
          <table:table-cell office:value-type="string" calcext:value-type="string">
            <text:p>AT91SAM9M10G45,SYS_USE_MMC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26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1</text:p>
          </table:table-cell>
          <table:table-cell office:value-type="string" calcext:value-type="string">
            <text:p>at91sam9261ek</text:p>
          </table:table-cell>
          <table:table-cell/>
          <table:table-cell office:value-type="string" calcext:value-type="string">
            <text:p>AT91SAM926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26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3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G45</text:p>
          </table:table-cell>
          <table:table-cell table:number-columns-repeated="2"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ma5d27_som1_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ptc_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ptc_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xplaine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_xplained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martwe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MARTWEB</text:p>
          </table:table-cell>
          <table:table-cell office:value-type="string" calcext:value-type="string">
            <text:p>at91sam9260-smartweb</text:p>
          </table:table-cell>
          <table:table-cell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napper9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napper9g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G2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office:value-type="string" calcext:value-type="string">
            <text:p>at91sam9g20-taurus</text:p>
          </table:table-cell>
          <table:table-cell/>
          <table:table-cell office:value-type="string" calcext:value-type="string">
            <text:p>AT91SAM9G20,MACH_TYPE=2067,BOARD_TAURU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sb_a9263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USB_A9263</text:p>
          </table:table-cell>
          <table:table-cell office:value-type="string" calcext:value-type="string">
            <text:p>usb_a9263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in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VINCO</text:p>
          </table:table-cell>
          <table:table-cell office:value-type="string" calcext:value-type="string">
            <text:p>at91-vin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wb45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45N</text:p>
          </table:table-cell>
          <table:table-cell table:number-columns-repeated="2"/>
          <table:table-cell office:value-type="string" calcext:value-type="string">
            <text:p>AT91SAM9X5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b50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50N</text:p>
          </table:table-cell>
          <table:table-cell table:number-columns-repeated="2"/>
          <table:table-cell office:value-type="string" calcext:value-type="string">
            <text:p>SAMA5D3,SYS_USE_NANDFLASH</text:p>
          </table:table-cell>
          <table:table-cell table:number-columns-repeated="1012"/>
        </table:table-row>
      </table:table>
      <table:table table:name="configs_rockchip" table:style-name="ta1">
        <office:forms form:automatic-focus="false" form:apply-design-mode="false"/>
        <table:table-column table:style-name="co37" table:default-cell-style-name="ce1"/>
        <table:table-column table:style-name="co38" table:default-cell-style-name="ce1"/>
        <table:table-column table:style-name="co2" table:number-columns-repeated="1022" table:default-cell-style-name="ce1"/>
        <table:table-row table:style-name="ro2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chromebit_micke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IT_MICKE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chromebook_jer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JERR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hromebook_minni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MINNIE</text:p>
          </table:table-cell>
          <table:table-cell office:value-type="string" calcext:value-type="string">
            <text:p>rk3288-veyron-minnie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evb-px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PX5</text:p>
          </table:table-cell>
          <table:table-cell office:value-type="string" calcext:value-type="string">
            <text:p>rk3368-px5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1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12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22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29</text:p>
          </table:table-cell>
          <table:table-cell office:value-type="string" calcext:value-type="string">
            <text:p>rk3229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88</text:p>
          </table:table-cell>
          <table:table-cell office:value-type="string" calcext:value-type="string">
            <text:p>rk328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3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2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v1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V1108</text:p>
          </table:table-cell>
          <table:table-cell office:value-type="string" calcext:value-type="string">
            <text:p>rv110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ennec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ENNEC_RK3288</text:p>
          </table:table-cell>
          <table:table-cell office:value-type="string" calcext:value-type="string">
            <text:p>rk3288-fenne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irefly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IREFLY_RK3288</text:p>
          </table:table-cell>
          <table:table-cell office:value-type="string" calcext:value-type="string">
            <text:p>rk3288-firefl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irefly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firefl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ek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GEEKBOX</text:p>
          </table:table-cell>
          <table:table-cell office:value-type="string" calcext:value-type="string">
            <text:p>rk3368-geekbo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ylin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KYLIN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on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68-l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iqi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MIQI_RK3288</text:p>
          </table:table-cell>
          <table:table-cell office:value-type="string" calcext:value-type="string">
            <text:p>rk3288-miq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hycore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HYCORE_RK3288</text:p>
          </table:table-cell>
          <table:table-cell office:value-type="string" calcext:value-type="string">
            <text:p>rk3288-phycore-r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pmetal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OPMETAL_RK3288</text:p>
          </table:table-cell>
          <table:table-cell office:value-type="string" calcext:value-type="string">
            <text:p>rk3288-popmetal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uma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UMA_RK3399</text:p>
          </table:table-cell>
          <table:table-cell office:value-type="string" calcext:value-type="string">
            <text:p>rk3399-puma-ddr16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ck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2</text:p>
          </table:table-cell>
          <table:table-cell office:value-type="string" calcext:value-type="string">
            <text:p>rk3288-rock2-squa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rk3188-radxaroc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heep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SHEEP</text:p>
          </table:table-cell>
          <table:table-cell office:value-type="string" calcext:value-type="string">
            <text:p>rk3368-shee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nker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TINKER_RK3288</text:p>
          </table:table-cell>
          <table:table-cell office:value-type="string" calcext:value-type="string">
            <text:p>rk3288-tink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yasa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VYASA_RK3288</text:p>
          </table:table-cell>
          <table:table-cell office:value-type="string" calcext:value-type="string">
            <text:p>rk3288-vyasa</text:p>
          </table:table-cell>
          <table:table-cell table:number-columns-repeated="1014"/>
        </table:table-row>
      </table:table>
      <table:table table:name="configs_ppc" table:style-name="ta1">
        <table:table-column table:style-name="co39" table:default-cell-style-name="ce1"/>
        <table:table-column table:style-name="co40" table:default-cell-style-name="ce1"/>
        <table:table-column table:style-name="co2" table:number-columns-repeated="1022" table:default-cell-style-name="ce1"/>
        <table:table-row table:style-name="ro2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B4420QDS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442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42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BSC9131RDB_NAND_SYSCLK1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SC9131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1RDB_SPIFLASH_SYS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1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33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C29XPCIE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29XPCIE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Cyrus_P502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yrus_P5040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MCR30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MPC8308RDB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PC8313ERDB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NAND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NAND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5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3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AT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HOST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HOST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SLAV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G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_LOW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MDS_HOS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1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1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4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55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55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8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9MDS_AT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9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72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72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10HPC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41HPCN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41HPCN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1010RDB-PA_36BIT_NAND_SECBOOT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1010RDB-PA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3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1023RDB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1023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DR4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DR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DDR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RDB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QM834x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WR-P1025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UCP1020_SPIFLASH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CP1020_defconfi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caddy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36BIT_SDCARD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36BIT_SDCARD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TRAILBLAZER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,DEVELOP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trolcenterd_TRAILBLAZER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r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rcon_dh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2"/>
          <table:table-cell office:value-type="string" calcext:value-type="string">
            <text:p>HRCON_D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ds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IDS831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mcoge4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COGE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coge5n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COGE5N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ete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ETER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lio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LION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opti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OPTI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px5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SUPX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teg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TEGR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tepr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TEPR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vect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VECT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pc8308_p1m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MPC8308_P1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bc8349_PCI_3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BC8349</text:p>
          </table:table-cell>
          <table:table-cell table:number-columns-repeated="2"/>
          <table:table-cell office:value-type="string" calcext:value-type="string">
            <text:p>PCI_33M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bc8349_PCI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349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33_PCI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66_PCI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641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rates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SOCRATE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rider_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TRIDER</text:p>
          </table:table-cell>
          <table:table-cell table:number-columns-repeated="2"/>
          <table:table-cell office:value-type="string" calcext:value-type="string">
            <text:p>STRIDER_CO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trider_con_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ider_cp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ider_cpu_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vd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SUVD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uge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GE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uxx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XX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e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E831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me8349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edite517x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6xx</text:p>
          </table:table-cell>
          <table:table-cell table:number-columns-repeated="4"/>
          <table:table-cell office:value-type="string" calcext:value-type="string">
            <text:p>XPEDITE517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edite52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pedite537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pedite55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</table:table>
      <table:table table:name="configs_mips" table:style-name="ta1">
        <table:table-column table:style-name="co41" table:default-cell-style-name="ce1"/>
        <table:table-column table:style-name="co42" table:default-cell-style-name="ce1"/>
        <table:table-column table:style-name="co2" table:number-columns-repeated="1022" table:default-cell-style-name="ce1"/>
        <table:table-row table:style-name="ro2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p121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p143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2"/>
          <table:table-cell office:value-type="string" calcext:value-type="string">
            <text:p>AP1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32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32r2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64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trend_ar5315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15u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ar5387u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87u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ct5361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ct-536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vr3032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vr-3032u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wap5813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wap-5813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au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DBAU1X00</text:p>
          </table:table-cell>
          <table:table-cell table:number-columns-repeated="2"/>
          <table:table-cell office:value-type="string" calcext:value-type="string">
            <text:p>DBAU1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bau11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1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5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50_el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uawei_hg556a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huawei,hg556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mgtec_xilfpg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XILFPGA</text:p>
          </table:table-cell>
          <table:table-cell office:value-type="string" calcext:value-type="string">
            <text:p>nexys4dd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64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64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etgear_cg3100d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cg3100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etgear_dgnd3700v2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dgnd3700v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b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PB1X00</text:p>
          </table:table-cell>
          <table:table-cell table:number-columns-repeated="2"/>
          <table:table-cell office:value-type="string" calcext:value-type="string">
            <text:p>PB1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32mzdask</text:p>
          </table:table-cell>
          <table:table-cell office:value-type="string" calcext:value-type="string">
            <text:p>MIPS</text:p>
          </table:table-cell>
          <table:table-cell table:number-columns-repeated="6"/>
          <table:table-cell office:value-type="string" calcext:value-type="string">
            <text:p>pic32mzda_sk</text:p>
          </table:table-cell>
          <table:table-cell office:value-type="string" calcext:value-type="string">
            <text:p>PIC32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agem_f@st1704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agem,f@st17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fr_nb4-ser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fr,nb4-s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plink_wdr4300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3"/>
          <table:table-cell office:value-type="string" calcext:value-type="string">
            <text:p>tplink_wdr43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ct_platinum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VC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ct_platinum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oston64r2el_defconfig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office:value-type="string" calcext:value-type="string">
            <text:p>img,boston</text:p>
          </table:table-cell>
          <table:table-cell table:number-columns-repeated="1014"/>
        </table:table-row>
      </table:table>
      <table:table table:name="configs_marvell" table:style-name="ta1">
        <table:table-column table:style-name="co43" table:default-cell-style-name="ce1"/>
        <table:table-column table:style-name="co44" table:default-cell-style-name="ce1"/>
        <table:table-column table:style-name="co2" table:number-columns-repeated="1022" table:default-cell-style-name="ce1"/>
        <table:table-row table:style-name="ro2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learfo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LEARFOG</text:p>
          </table:table-cell>
          <table:table-cell office:value-type="string" calcext:value-type="string">
            <text:p>armada-388-clearfo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pxa27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LIBRI_PXA27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ONTROLCENTERDC</text:p>
          </table:table-cell>
          <table:table-cell office:value-type="string" calcext:value-type="string">
            <text:p>armada-38x-controlcenterd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720</text:p>
          </table:table-cell>
          <table:table-cell office:value-type="string" calcext:value-type="string">
            <text:p>armada-375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820-a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AMC</text:p>
          </table:table-cell>
          <table:table-cell office:value-type="string" calcext:value-type="string">
            <text:p>armada-385-am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820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GP</text:p>
          </table:table-cell>
          <table:table-cell office:value-type="string" calcext:value-type="string">
            <text:p>armada-388-g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mv784mp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MV784MP_GP</text:p>
          </table:table-cell>
          <table:table-cell office:value-type="string" calcext:value-type="string">
            <text:p>armada-xp-g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s41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S414</text:p>
          </table:table-cell>
          <table:table-cell office:value-type="string" calcext:value-type="string">
            <text:p>armada-xp-synology-ds4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spenite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SPENIT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urris_omni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TURRIS_OMNIA</text:p>
          </table:table-cell>
          <table:table-cell office:value-type="string" calcext:value-type="string">
            <text:p>armada-385-turris-omni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xbc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AXBCM</text:p>
          </table:table-cell>
          <table:table-cell office:value-type="string" calcext:value-type="string">
            <text:p>armada-xp-maxbc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db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db_armada8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espressobin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espressobi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mcbin-88f804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mcbi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2net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D2NET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ns32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NS3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ocksta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OCKSTA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ream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REAMPLU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s10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S10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oflexhom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OFLEXHOM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uru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URUPLU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b62x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B62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connec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CONNEC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INETSPAC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_128m1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128M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_pc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PCI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coge5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COGE5U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nus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NUS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gp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GP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v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V3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schl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CHL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sxh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XH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gcoge3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MGCOGE3U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as2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AS2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et2big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NET2BIG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lit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LIT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max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AX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mini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INI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sa310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SA310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penrd_ba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BAS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enrd_clien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CLIE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enrd_ultimat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ULTIMAT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go_e0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POGO_E0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rtl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PORTL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heeva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SHEEVAPLUG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08:53:00.289346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6:18:12.898630540</meta:creation-date>
    <meta:generator>LibreOffice/5.4.6.2$Linux_X86_64 LibreOffice_project/40m0$Build-2</meta:generator>
    <dc:date>2018-06-22T16:21:41.878631920</dc:date>
    <meta:editing-duration>P1DT21H52M14S</meta:editing-duration>
    <meta:editing-cycles>1977</meta:editing-cycles>
    <meta:document-statistic meta:table-count="17" meta:cell-count="6641" meta:object-count="0"/>
  </office:meta>
</office:document-meta>
</file>